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4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2992" calcext:value-type="float">
            <text:p>116.9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3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0216" calcext:value-type="float">
            <text:p>116.7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2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75304" calcext:value-type="float">
            <text:p>117.8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90416" calcext:value-type="float">
            <text:p>118.3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96512" calcext:value-type="float">
            <text:p>118.3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20896" calcext:value-type="float">
            <text:p>118.4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26992" calcext:value-type="float">
            <text:p>118.4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36136" calcext:value-type="float">
            <text:p>118.4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57472" calcext:value-type="float">
            <text:p>118.4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54424" calcext:value-type="float">
            <text:p>118.4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51376" calcext:value-type="float">
            <text:p>118.4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72712" calcext:value-type="float">
            <text:p>118.4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87952" calcext:value-type="float">
            <text:p>118.4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97096" calcext:value-type="float">
            <text:p>118.4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9288" calcext:value-type="float">
            <text:p>118.5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18432" calcext:value-type="float">
            <text:p>118.5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0624" calcext:value-type="float">
            <text:p>118.5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9768" calcext:value-type="float">
            <text:p>118.5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48912" calcext:value-type="float">
            <text:p>118.5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72" calcext:value-type="float">
            <text:p>118.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6344" calcext:value-type="float">
            <text:p>118.5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8244" calcext:value-type="float">
            <text:p>118.5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3776" calcext:value-type="float">
            <text:p>118.6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5112" calcext:value-type="float">
            <text:p>118.6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5112" calcext:value-type="float">
            <text:p>118.6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15968" calcext:value-type="float">
            <text:p>118.6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5592" calcext:value-type="float">
            <text:p>118.6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4736" calcext:value-type="float">
            <text:p>118.6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7784" calcext:value-type="float">
            <text:p>118.6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92168" calcext:value-type="float">
            <text:p>118.6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96" calcext:value-type="float">
            <text:p>118.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3484" calcext:value-type="float">
            <text:p>118.7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3484" calcext:value-type="float">
            <text:p>118.7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43984" calcext:value-type="float">
            <text:p>118.7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68368" calcext:value-type="float">
            <text:p>118.7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98848" calcext:value-type="float">
            <text:p>118.7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14088" calcext:value-type="float">
            <text:p>118.8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1104" calcext:value-type="float">
            <text:p>118.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3232" calcext:value-type="float">
            <text:p>118.8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0184" calcext:value-type="float">
            <text:p>118.8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44568" calcext:value-type="float">
            <text:p>118.8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65904" calcext:value-type="float">
            <text:p>118.8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5048" calcext:value-type="float">
            <text:p>118.8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05528" calcext:value-type="float">
            <text:p>118.9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20768" calcext:value-type="float">
            <text:p>118.9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29912" calcext:value-type="float">
            <text:p>118.9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54296" calcext:value-type="float">
            <text:p>118.9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9536" calcext:value-type="float">
            <text:p>118.9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84776" calcext:value-type="float">
            <text:p>118.9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00016" calcext:value-type="float">
            <text:p>119.0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0916" calcext:value-type="float">
            <text:p>119.0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21352" calcext:value-type="float">
            <text:p>119.0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33544" calcext:value-type="float">
            <text:p>119.0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42688" calcext:value-type="float">
            <text:p>119.0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64024" calcext:value-type="float">
            <text:p>119.0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79264" calcext:value-type="float">
            <text:p>119.0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06696" calcext:value-type="float">
            <text:p>119.1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12792" calcext:value-type="float">
            <text:p>119.1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18888" calcext:value-type="float">
            <text:p>119.1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4632" calcext:value-type="float">
            <text:p>119.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68" calcext:value-type="float">
            <text:p>119.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3752" calcext:value-type="float">
            <text:p>119.1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9848" calcext:value-type="float">
            <text:p>119.1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0328" calcext:value-type="float">
            <text:p>119.2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5568" calcext:value-type="float">
            <text:p>119.2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5568" calcext:value-type="float">
            <text:p>119.2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9952" calcext:value-type="float">
            <text:p>119.2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5192" calcext:value-type="float">
            <text:p>119.2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348" calcext:value-type="float">
            <text:p>119.2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04816" calcext:value-type="float">
            <text:p>119.3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3104" calcext:value-type="float">
            <text:p>119.3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444" calcext:value-type="float">
            <text:p>119.3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5968" calcext:value-type="float">
            <text:p>119.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84064" calcext:value-type="float">
            <text:p>119.3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9304" calcext:value-type="float">
            <text:p>119.3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17592" calcext:value-type="float">
            <text:p>119.4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38928" calcext:value-type="float">
            <text:p>119.4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57216" calcext:value-type="float">
            <text:p>119.4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63312" calcext:value-type="float">
            <text:p>119.4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75504" calcext:value-type="float">
            <text:p>119.4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4648" calcext:value-type="float">
            <text:p>119.4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9684" calcext:value-type="float">
            <text:p>119.4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1208" calcext:value-type="float">
            <text:p>119.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2732" calcext:value-type="float">
            <text:p>119.5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45608" calcext:value-type="float">
            <text:p>119.5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578" calcext:value-type="float">
            <text:p>119.5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7304" calcext:value-type="float">
            <text:p>119.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94376" calcext:value-type="float">
            <text:p>119.5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6568" calcext:value-type="float">
            <text:p>119.6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15712" calcext:value-type="float">
            <text:p>119.6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30952" calcext:value-type="float">
            <text:p>119.6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43144" calcext:value-type="float">
            <text:p>119.6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58384" calcext:value-type="float">
            <text:p>119.6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76672" calcext:value-type="float">
            <text:p>119.6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88864" calcext:value-type="float">
            <text:p>119.6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01056" calcext:value-type="float">
            <text:p>119.7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01056" calcext:value-type="float">
            <text:p>119.7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3248" calcext:value-type="float">
            <text:p>119.7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34584" calcext:value-type="float">
            <text:p>119.7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37632" calcext:value-type="float">
            <text:p>119.7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37632" calcext:value-type="float">
            <text:p>119.7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4068" calcext:value-type="float">
            <text:p>119.7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4068" calcext:value-type="float">
            <text:p>119.7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43728" calcext:value-type="float">
            <text:p>119.7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43728" calcext:value-type="float">
            <text:p>119.7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46776" calcext:value-type="float">
            <text:p>119.7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49824" calcext:value-type="float">
            <text:p>119.7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592" calcext:value-type="float">
            <text:p>119.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8968" calcext:value-type="float">
            <text:p>119.7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62016" calcext:value-type="float">
            <text:p>119.7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62016" calcext:value-type="float">
            <text:p>119.7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68112" calcext:value-type="float">
            <text:p>119.7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7116" calcext:value-type="float">
            <text:p>119.7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77256" calcext:value-type="float">
            <text:p>119.7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77256" calcext:value-type="float">
            <text:p>119.7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3352" calcext:value-type="float">
            <text:p>119.7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64" calcext:value-type="float">
            <text:p>119.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3352" calcext:value-type="float">
            <text:p>119.7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3352" calcext:value-type="float">
            <text:p>119.7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9448" calcext:value-type="float">
            <text:p>119.7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8592" calcext:value-type="float">
            <text:p>119.7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0164" calcext:value-type="float">
            <text:p>119.8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07736" calcext:value-type="float">
            <text:p>119.8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3832" calcext:value-type="float">
            <text:p>119.8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9928" calcext:value-type="float">
            <text:p>119.8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3212" calcext:value-type="float">
            <text:p>119.8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3212" calcext:value-type="float">
            <text:p>119.8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35168" calcext:value-type="float">
            <text:p>119.8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35168" calcext:value-type="float">
            <text:p>119.8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41264" calcext:value-type="float">
            <text:p>119.8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53456" calcext:value-type="float">
            <text:p>119.8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53456" calcext:value-type="float">
            <text:p>119.8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53456" calcext:value-type="float">
            <text:p>119.8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56504" calcext:value-type="float">
            <text:p>119.8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26" calcext:value-type="float">
            <text:p>119.8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8696" calcext:value-type="float">
            <text:p>119.8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71744" calcext:value-type="float">
            <text:p>119.8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71744" calcext:value-type="float">
            <text:p>119.8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8696" calcext:value-type="float">
            <text:p>119.8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71744" calcext:value-type="float">
            <text:p>119.8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71744" calcext:value-type="float">
            <text:p>119.8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8696" calcext:value-type="float">
            <text:p>119.8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5648" calcext:value-type="float">
            <text:p>119.8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26" calcext:value-type="float">
            <text:p>119.8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26" calcext:value-type="float">
            <text:p>119.8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59552" calcext:value-type="float">
            <text:p>119.8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56504" calcext:value-type="float">
            <text:p>119.8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4736" calcext:value-type="float">
            <text:p>119.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50408" calcext:value-type="float">
            <text:p>119.8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4736" calcext:value-type="float">
            <text:p>119.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41264" calcext:value-type="float">
            <text:p>119.8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41264" calcext:value-type="float">
            <text:p>119.8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38216" calcext:value-type="float">
            <text:p>119.8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3212" calcext:value-type="float">
            <text:p>119.8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29072" calcext:value-type="float">
            <text:p>119.8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26024" calcext:value-type="float">
            <text:p>119.8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29072" calcext:value-type="float">
            <text:p>119.8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29072" calcext:value-type="float">
            <text:p>119.8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26024" calcext:value-type="float">
            <text:p>119.8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22976" calcext:value-type="float">
            <text:p>119.8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26024" calcext:value-type="float">
            <text:p>119.8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9928" calcext:value-type="float">
            <text:p>119.8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0784" calcext:value-type="float">
            <text:p>119.8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0784" calcext:value-type="float">
            <text:p>119.8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3832" calcext:value-type="float">
            <text:p>119.8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3832" calcext:value-type="float">
            <text:p>119.8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07736" calcext:value-type="float">
            <text:p>119.8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5544" calcext:value-type="float">
            <text:p>119.7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5544" calcext:value-type="float">
            <text:p>119.7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8592" calcext:value-type="float">
            <text:p>119.7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8592" calcext:value-type="float">
            <text:p>119.7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2496" calcext:value-type="float">
            <text:p>119.7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9448" calcext:value-type="float">
            <text:p>119.7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2496" calcext:value-type="float">
            <text:p>119.7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64" calcext:value-type="float">
            <text:p>119.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3352" calcext:value-type="float">
            <text:p>119.7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0304" calcext:value-type="float">
            <text:p>119.7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77256" calcext:value-type="float">
            <text:p>119.7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77256" calcext:value-type="float">
            <text:p>119.7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74208" calcext:value-type="float">
            <text:p>119.7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7116" calcext:value-type="float">
            <text:p>119.7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7116" calcext:value-type="float">
            <text:p>119.7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68112" calcext:value-type="float">
            <text:p>119.7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65064" calcext:value-type="float">
            <text:p>119.7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62016" calcext:value-type="float">
            <text:p>119.7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8968" calcext:value-type="float">
            <text:p>119.7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2872" calcext:value-type="float">
            <text:p>119.7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49824" calcext:value-type="float">
            <text:p>119.7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46776" calcext:value-type="float">
            <text:p>119.7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43728" calcext:value-type="float">
            <text:p>119.7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46776" calcext:value-type="float">
            <text:p>119.7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46776" calcext:value-type="float">
            <text:p>119.7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49824" calcext:value-type="float">
            <text:p>119.7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4068" calcext:value-type="float">
            <text:p>119.7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37632" calcext:value-type="float">
            <text:p>119.7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31536" calcext:value-type="float">
            <text:p>119.7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2544" calcext:value-type="float">
            <text:p>119.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2544" calcext:value-type="float">
            <text:p>119.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37632" calcext:value-type="float">
            <text:p>119.7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31536" calcext:value-type="float">
            <text:p>119.7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31536" calcext:value-type="float">
            <text:p>119.7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3248" calcext:value-type="float">
            <text:p>119.7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04104" calcext:value-type="float">
            <text:p>119.7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04104" calcext:value-type="float">
            <text:p>119.7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22392" calcext:value-type="float">
            <text:p>119.7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6296" calcext:value-type="float">
            <text:p>119.7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04104" calcext:value-type="float">
            <text:p>119.7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04104" calcext:value-type="float">
            <text:p>119.7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8008" calcext:value-type="float">
            <text:p>119.6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01056" calcext:value-type="float">
            <text:p>119.7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04104" calcext:value-type="float">
            <text:p>119.7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496" calcext:value-type="float">
            <text:p>119.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88864" calcext:value-type="float">
            <text:p>119.6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85816" calcext:value-type="float">
            <text:p>119.6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1912" calcext:value-type="float">
            <text:p>119.6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82768" calcext:value-type="float">
            <text:p>119.6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85816" calcext:value-type="float">
            <text:p>119.6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85816" calcext:value-type="float">
            <text:p>119.6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7972" calcext:value-type="float">
            <text:p>119.6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73624" calcext:value-type="float">
            <text:p>119.6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76672" calcext:value-type="float">
            <text:p>119.6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76672" calcext:value-type="float">
            <text:p>119.6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67528" calcext:value-type="float">
            <text:p>119.6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67528" calcext:value-type="float">
            <text:p>119.6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67528" calcext:value-type="float">
            <text:p>119.6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58384" calcext:value-type="float">
            <text:p>119.6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58384" calcext:value-type="float">
            <text:p>119.6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6448" calcext:value-type="float">
            <text:p>119.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46192" calcext:value-type="float">
            <text:p>119.6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52288" calcext:value-type="float">
            <text:p>119.6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55336" calcext:value-type="float">
            <text:p>119.6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58384" calcext:value-type="float">
            <text:p>119.6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4924" calcext:value-type="float">
            <text:p>119.6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52288" calcext:value-type="float">
            <text:p>119.6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58384" calcext:value-type="float">
            <text:p>119.6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34" calcext:value-type="float">
            <text:p>119.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30952" calcext:value-type="float">
            <text:p>119.6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52288" calcext:value-type="float">
            <text:p>119.6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34" calcext:value-type="float">
            <text:p>119.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34" calcext:value-type="float">
            <text:p>119.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30952" calcext:value-type="float">
            <text:p>119.6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24856" calcext:value-type="float">
            <text:p>119.6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1876" calcext:value-type="float">
            <text:p>119.6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6568" calcext:value-type="float">
            <text:p>119.6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12664" calcext:value-type="float">
            <text:p>119.6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24856" calcext:value-type="float">
            <text:p>119.6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1876" calcext:value-type="float">
            <text:p>119.6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24856" calcext:value-type="float">
            <text:p>119.6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6568" calcext:value-type="float">
            <text:p>119.6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94376" calcext:value-type="float">
            <text:p>119.5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6568" calcext:value-type="float">
            <text:p>119.6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0472" calcext:value-type="float">
            <text:p>119.6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97424" calcext:value-type="float">
            <text:p>119.5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0472" calcext:value-type="float">
            <text:p>119.6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94376" calcext:value-type="float">
            <text:p>119.5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91328" calcext:value-type="float">
            <text:p>119.5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91328" calcext:value-type="float">
            <text:p>119.5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8828" calcext:value-type="float">
            <text:p>119.5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94376" calcext:value-type="float">
            <text:p>119.5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8828" calcext:value-type="float">
            <text:p>119.5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85232" calcext:value-type="float">
            <text:p>119.5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85232" calcext:value-type="float">
            <text:p>119.5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82184" calcext:value-type="float">
            <text:p>119.5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79136" calcext:value-type="float">
            <text:p>119.5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85232" calcext:value-type="float">
            <text:p>119.5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9992" calcext:value-type="float">
            <text:p>119.5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6944" calcext:value-type="float">
            <text:p>119.5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6944" calcext:value-type="float">
            <text:p>119.5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6944" calcext:value-type="float">
            <text:p>119.5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0848" calcext:value-type="float">
            <text:p>119.5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578" calcext:value-type="float">
            <text:p>119.5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54752" calcext:value-type="float">
            <text:p>119.5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48656" calcext:value-type="float">
            <text:p>119.5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51704" calcext:value-type="float">
            <text:p>119.5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48656" calcext:value-type="float">
            <text:p>119.5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36464" calcext:value-type="float">
            <text:p>119.5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39512" calcext:value-type="float">
            <text:p>119.5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39512" calcext:value-type="float">
            <text:p>119.5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36464" calcext:value-type="float">
            <text:p>119.5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2732" calcext:value-type="float">
            <text:p>119.5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30368" calcext:value-type="float">
            <text:p>119.5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33416" calcext:value-type="float">
            <text:p>119.5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33416" calcext:value-type="float">
            <text:p>119.5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30368" calcext:value-type="float">
            <text:p>119.5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24272" calcext:value-type="float">
            <text:p>119.5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21224" calcext:value-type="float">
            <text:p>119.5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21224" calcext:value-type="float">
            <text:p>119.5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1208" calcext:value-type="float">
            <text:p>119.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09032" calcext:value-type="float">
            <text:p>119.5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1208" calcext:value-type="float">
            <text:p>119.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09032" calcext:value-type="float">
            <text:p>119.5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1208" calcext:value-type="float">
            <text:p>119.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05984" calcext:value-type="float">
            <text:p>119.5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15128" calcext:value-type="float">
            <text:p>119.5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4648" calcext:value-type="float">
            <text:p>119.4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99888" calcext:value-type="float">
            <text:p>119.4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99888" calcext:value-type="float">
            <text:p>119.4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93792" calcext:value-type="float">
            <text:p>119.4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93792" calcext:value-type="float">
            <text:p>119.4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7696" calcext:value-type="float">
            <text:p>119.4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75504" calcext:value-type="float">
            <text:p>119.4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16" calcext:value-type="float">
            <text:p>119.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7696" calcext:value-type="float">
            <text:p>119.4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72456" calcext:value-type="float">
            <text:p>119.4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78552" calcext:value-type="float">
            <text:p>119.4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78552" calcext:value-type="float">
            <text:p>119.4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72456" calcext:value-type="float">
            <text:p>119.4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72456" calcext:value-type="float">
            <text:p>119.4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63312" calcext:value-type="float">
            <text:p>119.4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69408" calcext:value-type="float">
            <text:p>119.4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6636" calcext:value-type="float">
            <text:p>119.4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57216" calcext:value-type="float">
            <text:p>119.4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48072" calcext:value-type="float">
            <text:p>119.4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6636" calcext:value-type="float">
            <text:p>119.4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54168" calcext:value-type="float">
            <text:p>119.4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41976" calcext:value-type="float">
            <text:p>119.4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48072" calcext:value-type="float">
            <text:p>119.4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48072" calcext:value-type="float">
            <text:p>119.4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41976" calcext:value-type="float">
            <text:p>119.4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3588" calcext:value-type="float">
            <text:p>119.4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45024" calcext:value-type="float">
            <text:p>119.4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41976" calcext:value-type="float">
            <text:p>119.4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23688" calcext:value-type="float">
            <text:p>119.4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1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32832" calcext:value-type="float">
            <text:p>119.4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17592" calcext:value-type="float">
            <text:p>119.4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26736" calcext:value-type="float">
            <text:p>119.4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17592" calcext:value-type="float">
            <text:p>119.4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17592" calcext:value-type="float">
            <text:p>119.4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14544" calcext:value-type="float">
            <text:p>119.4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14544" calcext:value-type="float">
            <text:p>119.4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14544" calcext:value-type="float">
            <text:p>119.4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054" calcext:value-type="float">
            <text:p>119.4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08448" calcext:value-type="float">
            <text:p>119.4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9304" calcext:value-type="float">
            <text:p>119.3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054" calcext:value-type="float">
            <text:p>119.4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054" calcext:value-type="float">
            <text:p>119.4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9304" calcext:value-type="float">
            <text:p>119.3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3208" calcext:value-type="float">
            <text:p>119.3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016" calcext:value-type="float">
            <text:p>119.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5968" calcext:value-type="float">
            <text:p>119.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7488" calcext:value-type="float">
            <text:p>119.3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38344" calcext:value-type="float">
            <text:p>119.3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7488" calcext:value-type="float">
            <text:p>119.3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35296" calcext:value-type="float">
            <text:p>119.3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32248" calcext:value-type="float">
            <text:p>119.3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6152" calcext:value-type="float">
            <text:p>119.3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35296" calcext:value-type="float">
            <text:p>119.3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1392" calcext:value-type="float">
            <text:p>119.3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1392" calcext:value-type="float">
            <text:p>119.3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38344" calcext:value-type="float">
            <text:p>119.3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32248" calcext:value-type="float">
            <text:p>119.3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92" calcext:value-type="float">
            <text:p>119.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92" calcext:value-type="float">
            <text:p>119.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6152" calcext:value-type="float">
            <text:p>119.3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0912" calcext:value-type="float">
            <text:p>119.3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396" calcext:value-type="float">
            <text:p>119.3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0056" calcext:value-type="float">
            <text:p>119.3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396" calcext:value-type="float">
            <text:p>119.3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396" calcext:value-type="float">
            <text:p>119.3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07864" calcext:value-type="float">
            <text:p>119.3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07864" calcext:value-type="float">
            <text:p>119.3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9576" calcext:value-type="float">
            <text:p>119.2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6528" calcext:value-type="float">
            <text:p>119.2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04816" calcext:value-type="float">
            <text:p>119.3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5672" calcext:value-type="float">
            <text:p>119.2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01768" calcext:value-type="float">
            <text:p>119.3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5672" calcext:value-type="float">
            <text:p>119.2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5672" calcext:value-type="float">
            <text:p>119.2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2624" calcext:value-type="float">
            <text:p>119.2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5672" calcext:value-type="float">
            <text:p>119.2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5672" calcext:value-type="float">
            <text:p>119.2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0432" calcext:value-type="float">
            <text:p>119.2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0432" calcext:value-type="float">
            <text:p>119.2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0432" calcext:value-type="float">
            <text:p>119.2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74336" calcext:value-type="float">
            <text:p>119.2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71288" calcext:value-type="float">
            <text:p>119.2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2144" calcext:value-type="float">
            <text:p>119.2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3" calcext:value-type="float">
            <text:p>119.2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6904" calcext:value-type="float">
            <text:p>119.2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3" calcext:value-type="float">
            <text:p>119.2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5192" calcext:value-type="float">
            <text:p>119.2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2144" calcext:value-type="float">
            <text:p>119.2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9952" calcext:value-type="float">
            <text:p>119.2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6048" calcext:value-type="float">
            <text:p>119.2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2144" calcext:value-type="float">
            <text:p>119.2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6048" calcext:value-type="float">
            <text:p>119.2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9952" calcext:value-type="float">
            <text:p>119.2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3" calcext:value-type="float">
            <text:p>119.2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3856" calcext:value-type="float">
            <text:p>119.2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0808" calcext:value-type="float">
            <text:p>119.2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776" calcext:value-type="float">
            <text:p>119.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8616" calcext:value-type="float">
            <text:p>119.2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5568" calcext:value-type="float">
            <text:p>119.2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4712" calcext:value-type="float">
            <text:p>119.2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252" calcext:value-type="float">
            <text:p>119.2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5568" calcext:value-type="float">
            <text:p>119.2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3376" calcext:value-type="float">
            <text:p>119.2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9472" calcext:value-type="float">
            <text:p>119.2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3376" calcext:value-type="float">
            <text:p>119.2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0328" calcext:value-type="float">
            <text:p>119.2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3376" calcext:value-type="float">
            <text:p>119.2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0328" calcext:value-type="float">
            <text:p>119.2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728" calcext:value-type="float">
            <text:p>119.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728" calcext:value-type="float">
            <text:p>119.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728" calcext:value-type="float">
            <text:p>119.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5088" calcext:value-type="float">
            <text:p>119.1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204" calcext:value-type="float">
            <text:p>119.1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204" calcext:value-type="float">
            <text:p>119.1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88992" calcext:value-type="float">
            <text:p>119.1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85944" calcext:value-type="float">
            <text:p>119.1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85944" calcext:value-type="float">
            <text:p>119.1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9848" calcext:value-type="float">
            <text:p>119.1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85944" calcext:value-type="float">
            <text:p>119.1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68" calcext:value-type="float">
            <text:p>119.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3752" calcext:value-type="float">
            <text:p>119.1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9848" calcext:value-type="float">
            <text:p>119.1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0704" calcext:value-type="float">
            <text:p>119.1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67656" calcext:value-type="float">
            <text:p>119.1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3752" calcext:value-type="float">
            <text:p>119.1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58512" calcext:value-type="float">
            <text:p>119.1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55464" calcext:value-type="float">
            <text:p>119.1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52416" calcext:value-type="float">
            <text:p>119.1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49368" calcext:value-type="float">
            <text:p>119.1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49368" calcext:value-type="float">
            <text:p>119.1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4632" calcext:value-type="float">
            <text:p>119.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4632" calcext:value-type="float">
            <text:p>119.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43272" calcext:value-type="float">
            <text:p>119.1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37176" calcext:value-type="float">
            <text:p>119.1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40224" calcext:value-type="float">
            <text:p>119.1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37176" calcext:value-type="float">
            <text:p>119.1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34128" calcext:value-type="float">
            <text:p>119.1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28032" calcext:value-type="float">
            <text:p>119.1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34128" calcext:value-type="float">
            <text:p>119.1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28032" calcext:value-type="float">
            <text:p>119.1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21936" calcext:value-type="float">
            <text:p>119.1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21936" calcext:value-type="float">
            <text:p>119.1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24984" calcext:value-type="float">
            <text:p>119.1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18888" calcext:value-type="float">
            <text:p>119.1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97552" calcext:value-type="float">
            <text:p>119.0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006" calcext:value-type="float">
            <text:p>119.1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006" calcext:value-type="float">
            <text:p>119.1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12792" calcext:value-type="float">
            <text:p>119.1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09744" calcext:value-type="float">
            <text:p>119.1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03648" calcext:value-type="float">
            <text:p>119.1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03648" calcext:value-type="float">
            <text:p>119.1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94504" calcext:value-type="float">
            <text:p>119.0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91456" calcext:value-type="float">
            <text:p>119.0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8536" calcext:value-type="float">
            <text:p>119.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91456" calcext:value-type="float">
            <text:p>119.0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82312" calcext:value-type="float">
            <text:p>119.0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76216" calcext:value-type="float">
            <text:p>119.0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76216" calcext:value-type="float">
            <text:p>119.0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76216" calcext:value-type="float">
            <text:p>119.0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73168" calcext:value-type="float">
            <text:p>119.0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76216" calcext:value-type="float">
            <text:p>119.0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7012" calcext:value-type="float">
            <text:p>119.0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64024" calcext:value-type="float">
            <text:p>119.0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5488" calcext:value-type="float">
            <text:p>119.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57928" calcext:value-type="float">
            <text:p>119.0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60976" calcext:value-type="float">
            <text:p>119.0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60976" calcext:value-type="float">
            <text:p>119.0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60976" calcext:value-type="float">
            <text:p>119.0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5488" calcext:value-type="float">
            <text:p>119.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45736" calcext:value-type="float">
            <text:p>119.0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48784" calcext:value-type="float">
            <text:p>119.0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45736" calcext:value-type="float">
            <text:p>119.0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3964" calcext:value-type="float">
            <text:p>119.0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36592" calcext:value-type="float">
            <text:p>119.0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3964" calcext:value-type="float">
            <text:p>119.0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36592" calcext:value-type="float">
            <text:p>119.0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30496" calcext:value-type="float">
            <text:p>119.0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27448" calcext:value-type="float">
            <text:p>119.0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21352" calcext:value-type="float">
            <text:p>119.0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244" calcext:value-type="float">
            <text:p>119.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21352" calcext:value-type="float">
            <text:p>119.0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18304" calcext:value-type="float">
            <text:p>119.0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18304" calcext:value-type="float">
            <text:p>119.0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15256" calcext:value-type="float">
            <text:p>119.0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12208" calcext:value-type="float">
            <text:p>119.0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03064" calcext:value-type="float">
            <text:p>119.0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00016" calcext:value-type="float">
            <text:p>119.0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03064" calcext:value-type="float">
            <text:p>119.0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03064" calcext:value-type="float">
            <text:p>119.0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96968" calcext:value-type="float">
            <text:p>118.9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96968" calcext:value-type="float">
            <text:p>118.9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9392" calcext:value-type="float">
            <text:p>118.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9392" calcext:value-type="float">
            <text:p>118.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90872" calcext:value-type="float">
            <text:p>118.9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90872" calcext:value-type="float">
            <text:p>118.9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84776" calcext:value-type="float">
            <text:p>118.9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81728" calcext:value-type="float">
            <text:p>118.9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81728" calcext:value-type="float">
            <text:p>118.9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75632" calcext:value-type="float">
            <text:p>118.9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75632" calcext:value-type="float">
            <text:p>118.9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72584" calcext:value-type="float">
            <text:p>118.9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6488" calcext:value-type="float">
            <text:p>118.9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6488" calcext:value-type="float">
            <text:p>118.9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6488" calcext:value-type="float">
            <text:p>118.9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6488" calcext:value-type="float">
            <text:p>118.9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57344" calcext:value-type="float">
            <text:p>118.9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54296" calcext:value-type="float">
            <text:p>118.9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54296" calcext:value-type="float">
            <text:p>118.9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57344" calcext:value-type="float">
            <text:p>118.9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482" calcext:value-type="float">
            <text:p>118.9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45152" calcext:value-type="float">
            <text:p>118.9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45152" calcext:value-type="float">
            <text:p>118.9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42104" calcext:value-type="float">
            <text:p>118.9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39056" calcext:value-type="float">
            <text:p>118.9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3296" calcext:value-type="float">
            <text:p>118.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23816" calcext:value-type="float">
            <text:p>118.9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1772" calcext:value-type="float">
            <text:p>118.9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23816" calcext:value-type="float">
            <text:p>118.9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23816" calcext:value-type="float">
            <text:p>118.9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23816" calcext:value-type="float">
            <text:p>118.9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20768" calcext:value-type="float">
            <text:p>118.9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14672" calcext:value-type="float">
            <text:p>118.9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14672" calcext:value-type="float">
            <text:p>118.9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11624" calcext:value-type="float">
            <text:p>118.9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11624" calcext:value-type="float">
            <text:p>118.9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08576" calcext:value-type="float">
            <text:p>118.9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0248" calcext:value-type="float">
            <text:p>118.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99432" calcext:value-type="float">
            <text:p>118.8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96384" calcext:value-type="float">
            <text:p>118.8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99432" calcext:value-type="float">
            <text:p>118.8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90288" calcext:value-type="float">
            <text:p>118.8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8724" calcext:value-type="float">
            <text:p>118.8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93336" calcext:value-type="float">
            <text:p>118.8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96384" calcext:value-type="float">
            <text:p>118.8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90288" calcext:value-type="float">
            <text:p>118.8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81144" calcext:value-type="float">
            <text:p>118.8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8096" calcext:value-type="float">
            <text:p>118.8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5048" calcext:value-type="float">
            <text:p>118.8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68952" calcext:value-type="float">
            <text:p>118.8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2" calcext:value-type="float">
            <text:p>118.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68952" calcext:value-type="float">
            <text:p>118.8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68952" calcext:value-type="float">
            <text:p>118.8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62856" calcext:value-type="float">
            <text:p>118.8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59808" calcext:value-type="float">
            <text:p>118.8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59808" calcext:value-type="float">
            <text:p>118.8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5676" calcext:value-type="float">
            <text:p>118.8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62856" calcext:value-type="float">
            <text:p>118.8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59808" calcext:value-type="float">
            <text:p>118.8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53712" calcext:value-type="float">
            <text:p>118.8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53712" calcext:value-type="float">
            <text:p>118.8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50664" calcext:value-type="float">
            <text:p>118.8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4152" calcext:value-type="float">
            <text:p>118.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5424" calcext:value-type="float">
            <text:p>118.8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8472" calcext:value-type="float">
            <text:p>118.8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5424" calcext:value-type="float">
            <text:p>118.8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2376" calcext:value-type="float">
            <text:p>118.8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9328" calcext:value-type="float">
            <text:p>118.8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2376" calcext:value-type="float">
            <text:p>118.8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2376" calcext:value-type="float">
            <text:p>118.8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3232" calcext:value-type="float">
            <text:p>118.8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0184" calcext:value-type="float">
            <text:p>118.8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0184" calcext:value-type="float">
            <text:p>118.8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14088" calcext:value-type="float">
            <text:p>118.8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1104" calcext:value-type="float">
            <text:p>118.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07992" calcext:value-type="float">
            <text:p>118.8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17136" calcext:value-type="float">
            <text:p>118.8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04944" calcext:value-type="float">
            <text:p>118.8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1104" calcext:value-type="float">
            <text:p>118.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958" calcext:value-type="float">
            <text:p>118.7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98848" calcext:value-type="float">
            <text:p>118.7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04944" calcext:value-type="float">
            <text:p>118.8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6656" calcext:value-type="float">
            <text:p>118.7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9704" calcext:value-type="float">
            <text:p>118.7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9704" calcext:value-type="float">
            <text:p>118.7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3608" calcext:value-type="float">
            <text:p>118.7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056" calcext:value-type="float">
            <text:p>118.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6656" calcext:value-type="float">
            <text:p>118.7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77512" calcext:value-type="float">
            <text:p>118.7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74464" calcext:value-type="float">
            <text:p>118.7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77512" calcext:value-type="float">
            <text:p>118.7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74464" calcext:value-type="float">
            <text:p>118.7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6532" calcext:value-type="float">
            <text:p>118.7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6532" calcext:value-type="float">
            <text:p>118.7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62272" calcext:value-type="float">
            <text:p>118.7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9224" calcext:value-type="float">
            <text:p>118.7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9224" calcext:value-type="float">
            <text:p>118.7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6176" calcext:value-type="float">
            <text:p>118.7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47032" calcext:value-type="float">
            <text:p>118.7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3128" calcext:value-type="float">
            <text:p>118.7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43984" calcext:value-type="float">
            <text:p>118.7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43984" calcext:value-type="float">
            <text:p>118.7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47032" calcext:value-type="float">
            <text:p>118.7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40936" calcext:value-type="float">
            <text:p>118.7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96" calcext:value-type="float">
            <text:p>118.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2648" calcext:value-type="float">
            <text:p>118.7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5696" calcext:value-type="float">
            <text:p>118.7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2648" calcext:value-type="float">
            <text:p>118.7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5696" calcext:value-type="float">
            <text:p>118.7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2648" calcext:value-type="float">
            <text:p>118.7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96" calcext:value-type="float">
            <text:p>118.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6552" calcext:value-type="float">
            <text:p>118.7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3504" calcext:value-type="float">
            <text:p>118.7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0456" calcext:value-type="float">
            <text:p>118.7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0436" calcext:value-type="float">
            <text:p>118.7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98264" calcext:value-type="float">
            <text:p>118.6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01312" calcext:value-type="float">
            <text:p>118.7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01312" calcext:value-type="float">
            <text:p>118.7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01312" calcext:value-type="float">
            <text:p>118.7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912" calcext:value-type="float">
            <text:p>118.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9976" calcext:value-type="float">
            <text:p>118.6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6072" calcext:value-type="float">
            <text:p>118.6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6072" calcext:value-type="float">
            <text:p>118.6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6072" calcext:value-type="float">
            <text:p>118.6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6928" calcext:value-type="float">
            <text:p>118.6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9976" calcext:value-type="float">
            <text:p>118.6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6928" calcext:value-type="float">
            <text:p>118.6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3024" calcext:value-type="float">
            <text:p>118.6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4736" calcext:value-type="float">
            <text:p>118.6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7784" calcext:value-type="float">
            <text:p>118.6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7784" calcext:value-type="float">
            <text:p>118.6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4736" calcext:value-type="float">
            <text:p>118.6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4736" calcext:value-type="float">
            <text:p>118.6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864" calcext:value-type="float">
            <text:p>118.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9496" calcext:value-type="float">
            <text:p>118.6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9496" calcext:value-type="float">
            <text:p>118.6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6448" calcext:value-type="float">
            <text:p>118.6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9496" calcext:value-type="float">
            <text:p>118.6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6448" calcext:value-type="float">
            <text:p>118.6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7304" calcext:value-type="float">
            <text:p>118.6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4256" calcext:value-type="float">
            <text:p>118.6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0352" calcext:value-type="float">
            <text:p>118.6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7304" calcext:value-type="float">
            <text:p>118.6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816" calcext:value-type="float">
            <text:p>118.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5112" calcext:value-type="float">
            <text:p>118.6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2064" calcext:value-type="float">
            <text:p>118.6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15968" calcext:value-type="float">
            <text:p>118.6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9872" calcext:value-type="float">
            <text:p>118.6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15968" calcext:value-type="float">
            <text:p>118.6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15968" calcext:value-type="float">
            <text:p>118.6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15968" calcext:value-type="float">
            <text:p>118.6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6824" calcext:value-type="float">
            <text:p>118.6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0728" calcext:value-type="float">
            <text:p>118.6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1584" calcext:value-type="float">
            <text:p>118.5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1584" calcext:value-type="float">
            <text:p>118.5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768" calcext:value-type="float">
            <text:p>118.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4632" calcext:value-type="float">
            <text:p>118.5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1584" calcext:value-type="float">
            <text:p>118.5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85488" calcext:value-type="float">
            <text:p>118.5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9392" calcext:value-type="float">
            <text:p>118.5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8244" calcext:value-type="float">
            <text:p>118.5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8244" calcext:value-type="float">
            <text:p>118.5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6344" calcext:value-type="float">
            <text:p>118.5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3296" calcext:value-type="float">
            <text:p>118.5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3296" calcext:value-type="float">
            <text:p>118.5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0248" calcext:value-type="float">
            <text:p>118.5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1104" calcext:value-type="float">
            <text:p>118.5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1104" calcext:value-type="float">
            <text:p>118.5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1104" calcext:value-type="float">
            <text:p>118.5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55008" calcext:value-type="float">
            <text:p>118.5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55008" calcext:value-type="float">
            <text:p>118.5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45864" calcext:value-type="float">
            <text:p>118.5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42816" calcext:value-type="float">
            <text:p>118.5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27576" calcext:value-type="float">
            <text:p>118.5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3672" calcext:value-type="float">
            <text:p>118.5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5196" calcext:value-type="float">
            <text:p>118.5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9768" calcext:value-type="float">
            <text:p>118.5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9768" calcext:value-type="float">
            <text:p>118.5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0624" calcext:value-type="float">
            <text:p>118.5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672" calcext:value-type="float">
            <text:p>118.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24528" calcext:value-type="float">
            <text:p>118.5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3672" calcext:value-type="float">
            <text:p>118.5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0624" calcext:value-type="float">
            <text:p>118.5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24528" calcext:value-type="float">
            <text:p>118.5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24528" calcext:value-type="float">
            <text:p>118.5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12336" calcext:value-type="float">
            <text:p>118.5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9288" calcext:value-type="float">
            <text:p>118.5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18432" calcext:value-type="float">
            <text:p>118.5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18432" calcext:value-type="float">
            <text:p>118.5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2148" calcext:value-type="float">
            <text:p>118.5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624" calcext:value-type="float">
            <text:p>118.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15384" calcext:value-type="float">
            <text:p>118.5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12336" calcext:value-type="float">
            <text:p>118.5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624" calcext:value-type="float">
            <text:p>118.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624" calcext:value-type="float">
            <text:p>118.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3192" calcext:value-type="float">
            <text:p>118.5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0144" calcext:value-type="float">
            <text:p>118.5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94048" calcext:value-type="float">
            <text:p>118.4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87952" calcext:value-type="float">
            <text:p>118.4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78808" calcext:value-type="float">
            <text:p>118.4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91" calcext:value-type="float">
            <text:p>118.4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84904" calcext:value-type="float">
            <text:p>118.4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91" calcext:value-type="float">
            <text:p>118.4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94048" calcext:value-type="float">
            <text:p>118.4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87952" calcext:value-type="float">
            <text:p>118.4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69664" calcext:value-type="float">
            <text:p>118.4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20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66616" calcext:value-type="float">
            <text:p>118.4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7576" calcext:value-type="float">
            <text:p>118.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72712" calcext:value-type="float">
            <text:p>118.4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72712" calcext:value-type="float">
            <text:p>118.4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6052" calcext:value-type="float">
            <text:p>118.4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54424" calcext:value-type="float">
            <text:p>118.4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63568" calcext:value-type="float">
            <text:p>118.4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6052" calcext:value-type="float">
            <text:p>118.4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48328" calcext:value-type="float">
            <text:p>118.4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54424" calcext:value-type="float">
            <text:p>118.4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57472" calcext:value-type="float">
            <text:p>118.4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57472" calcext:value-type="float">
            <text:p>118.4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54424" calcext:value-type="float">
            <text:p>118.4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4528" calcext:value-type="float">
            <text:p>118.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48328" calcext:value-type="float">
            <text:p>118.4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48328" calcext:value-type="float">
            <text:p>118.4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4528" calcext:value-type="float">
            <text:p>118.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33088" calcext:value-type="float">
            <text:p>118.4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26992" calcext:value-type="float">
            <text:p>118.4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39184" calcext:value-type="float">
            <text:p>118.4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39184" calcext:value-type="float">
            <text:p>118.4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33088" calcext:value-type="float">
            <text:p>118.4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36136" calcext:value-type="float">
            <text:p>118.4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26992" calcext:value-type="float">
            <text:p>118.4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23944" calcext:value-type="float">
            <text:p>118.4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23944" calcext:value-type="float">
            <text:p>118.4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3004" calcext:value-type="float">
            <text:p>118.4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17848" calcext:value-type="float">
            <text:p>118.4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17848" calcext:value-type="float">
            <text:p>118.4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20896" calcext:value-type="float">
            <text:p>118.4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148" calcext:value-type="float">
            <text:p>118.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17848" calcext:value-type="float">
            <text:p>118.4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05656" calcext:value-type="float">
            <text:p>118.4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90416" calcext:value-type="float">
            <text:p>118.3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11752" calcext:value-type="float">
            <text:p>118.4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11752" calcext:value-type="float">
            <text:p>118.4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8432" calcext:value-type="float">
            <text:p>118.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78224" calcext:value-type="float">
            <text:p>118.3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90416" calcext:value-type="float">
            <text:p>118.3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9956" calcext:value-type="float">
            <text:p>118.3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96512" calcext:value-type="float">
            <text:p>118.3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87368" calcext:value-type="float">
            <text:p>118.3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8432" calcext:value-type="float">
            <text:p>118.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8432" calcext:value-type="float">
            <text:p>118.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87368" calcext:value-type="float">
            <text:p>118.3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8432" calcext:value-type="float">
            <text:p>118.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75176" calcext:value-type="float">
            <text:p>118.3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78224" calcext:value-type="float">
            <text:p>118.3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93464" calcext:value-type="float">
            <text:p>118.3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9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47744" calcext:value-type="float">
            <text:p>118.3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46704" calcext:value-type="float">
            <text:p>117.6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43656" calcext:value-type="float">
            <text:p>117.6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0128" calcext:value-type="float">
            <text:p>117.6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34512" calcext:value-type="float">
            <text:p>117.6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6224" calcext:value-type="float">
            <text:p>117.6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43656" calcext:value-type="float">
            <text:p>117.6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34512" calcext:value-type="float">
            <text:p>117.6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6224" calcext:value-type="float">
            <text:p>117.6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6224" calcext:value-type="float">
            <text:p>117.6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25368" calcext:value-type="float">
            <text:p>117.6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34512" calcext:value-type="float">
            <text:p>117.6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34512" calcext:value-type="float">
            <text:p>117.6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34512" calcext:value-type="float">
            <text:p>117.6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2232" calcext:value-type="float">
            <text:p>117.6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0128" calcext:value-type="float">
            <text:p>117.6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28416" calcext:value-type="float">
            <text:p>117.6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6224" calcext:value-type="float">
            <text:p>117.6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3176" calcext:value-type="float">
            <text:p>117.6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25368" calcext:value-type="float">
            <text:p>117.6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3176" calcext:value-type="float">
            <text:p>117.6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9272" calcext:value-type="float">
            <text:p>117.6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25368" calcext:value-type="float">
            <text:p>117.6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9272" calcext:value-type="float">
            <text:p>117.6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28416" calcext:value-type="float">
            <text:p>117.6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00984" calcext:value-type="float">
            <text:p>117.6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94888" calcext:value-type="float">
            <text:p>117.5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0708" calcext:value-type="float">
            <text:p>117.6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3176" calcext:value-type="float">
            <text:p>117.6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6224" calcext:value-type="float">
            <text:p>117.6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00984" calcext:value-type="float">
            <text:p>117.6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88792" calcext:value-type="float">
            <text:p>117.5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9184" calcext:value-type="float">
            <text:p>117.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97936" calcext:value-type="float">
            <text:p>117.5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88792" calcext:value-type="float">
            <text:p>117.5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97936" calcext:value-type="float">
            <text:p>117.5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9184" calcext:value-type="float">
            <text:p>117.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9184" calcext:value-type="float">
            <text:p>117.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94888" calcext:value-type="float">
            <text:p>117.5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9184" calcext:value-type="float">
            <text:p>117.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9184" calcext:value-type="float">
            <text:p>117.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88792" calcext:value-type="float">
            <text:p>117.5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82696" calcext:value-type="float">
            <text:p>117.5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97936" calcext:value-type="float">
            <text:p>117.5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85744" calcext:value-type="float">
            <text:p>117.5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66" calcext:value-type="float">
            <text:p>117.5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66" calcext:value-type="float">
            <text:p>117.5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82696" calcext:value-type="float">
            <text:p>117.5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88792" calcext:value-type="float">
            <text:p>117.5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3552" calcext:value-type="float">
            <text:p>117.5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0504" calcext:value-type="float">
            <text:p>117.5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0504" calcext:value-type="float">
            <text:p>117.5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0504" calcext:value-type="float">
            <text:p>117.5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0504" calcext:value-type="float">
            <text:p>117.5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3552" calcext:value-type="float">
            <text:p>117.5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3552" calcext:value-type="float">
            <text:p>117.5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0504" calcext:value-type="float">
            <text:p>117.5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67456" calcext:value-type="float">
            <text:p>117.5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6136" calcext:value-type="float">
            <text:p>117.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67456" calcext:value-type="float">
            <text:p>117.5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58312" calcext:value-type="float">
            <text:p>117.5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64408" calcext:value-type="float">
            <text:p>117.5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6136" calcext:value-type="float">
            <text:p>117.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64408" calcext:value-type="float">
            <text:p>117.5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67456" calcext:value-type="float">
            <text:p>117.5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6136" calcext:value-type="float">
            <text:p>117.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6136" calcext:value-type="float">
            <text:p>117.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52216" calcext:value-type="float">
            <text:p>117.5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49168" calcext:value-type="float">
            <text:p>117.5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4612" calcext:value-type="float">
            <text:p>117.5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4612" calcext:value-type="float">
            <text:p>117.5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55264" calcext:value-type="float">
            <text:p>117.5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4612" calcext:value-type="float">
            <text:p>117.5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43072" calcext:value-type="float">
            <text:p>117.5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4612" calcext:value-type="float">
            <text:p>117.5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43072" calcext:value-type="float">
            <text:p>117.5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33928" calcext:value-type="float">
            <text:p>117.5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33928" calcext:value-type="float">
            <text:p>117.5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43072" calcext:value-type="float">
            <text:p>117.5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43072" calcext:value-type="float">
            <text:p>117.5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40024" calcext:value-type="float">
            <text:p>117.5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24784" calcext:value-type="float">
            <text:p>117.5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24784" calcext:value-type="float">
            <text:p>117.5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33928" calcext:value-type="float">
            <text:p>117.5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36976" calcext:value-type="float">
            <text:p>117.5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3088" calcext:value-type="float">
            <text:p>117.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24784" calcext:value-type="float">
            <text:p>117.5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18688" calcext:value-type="float">
            <text:p>117.5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21736" calcext:value-type="float">
            <text:p>117.5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27832" calcext:value-type="float">
            <text:p>117.5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21736" calcext:value-type="float">
            <text:p>117.5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18688" calcext:value-type="float">
            <text:p>117.5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18688" calcext:value-type="float">
            <text:p>117.5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1564" calcext:value-type="float">
            <text:p>117.5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1564" calcext:value-type="float">
            <text:p>117.5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18688" calcext:value-type="float">
            <text:p>117.5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12592" calcext:value-type="float">
            <text:p>117.5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6496" calcext:value-type="float">
            <text:p>117.5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3448" calcext:value-type="float">
            <text:p>117.5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6496" calcext:value-type="float">
            <text:p>117.5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12592" calcext:value-type="float">
            <text:p>117.5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12592" calcext:value-type="float">
            <text:p>117.5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3448" calcext:value-type="float">
            <text:p>117.5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9544" calcext:value-type="float">
            <text:p>117.5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9544" calcext:value-type="float">
            <text:p>117.5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04" calcext:value-type="float">
            <text:p>117.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97352" calcext:value-type="float">
            <text:p>117.4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04" calcext:value-type="float">
            <text:p>117.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97352" calcext:value-type="float">
            <text:p>117.4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94304" calcext:value-type="float">
            <text:p>117.4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94304" calcext:value-type="float">
            <text:p>117.4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97352" calcext:value-type="float">
            <text:p>117.4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94304" calcext:value-type="float">
            <text:p>117.4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91256" calcext:value-type="float">
            <text:p>117.4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94304" calcext:value-type="float">
            <text:p>117.4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94304" calcext:value-type="float">
            <text:p>117.4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91256" calcext:value-type="float">
            <text:p>117.4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91256" calcext:value-type="float">
            <text:p>117.4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91256" calcext:value-type="float">
            <text:p>117.4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88208" calcext:value-type="float">
            <text:p>117.4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79064" calcext:value-type="float">
            <text:p>117.4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82112" calcext:value-type="float">
            <text:p>117.4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88208" calcext:value-type="float">
            <text:p>117.4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82112" calcext:value-type="float">
            <text:p>117.4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76016" calcext:value-type="float">
            <text:p>117.4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79064" calcext:value-type="float">
            <text:p>117.4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88208" calcext:value-type="float">
            <text:p>117.4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79064" calcext:value-type="float">
            <text:p>117.4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72968" calcext:value-type="float">
            <text:p>117.4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82112" calcext:value-type="float">
            <text:p>117.4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992" calcext:value-type="float">
            <text:p>117.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6872" calcext:value-type="float">
            <text:p>117.4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0776" calcext:value-type="float">
            <text:p>117.4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0776" calcext:value-type="float">
            <text:p>117.4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0776" calcext:value-type="float">
            <text:p>117.4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6872" calcext:value-type="float">
            <text:p>117.4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6872" calcext:value-type="float">
            <text:p>117.4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57728" calcext:value-type="float">
            <text:p>117.4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51632" calcext:value-type="float">
            <text:p>117.4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51632" calcext:value-type="float">
            <text:p>117.4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0776" calcext:value-type="float">
            <text:p>117.4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51632" calcext:value-type="float">
            <text:p>117.4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51632" calcext:value-type="float">
            <text:p>117.4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57728" calcext:value-type="float">
            <text:p>117.4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5468" calcext:value-type="float">
            <text:p>117.4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944" calcext:value-type="float">
            <text:p>117.4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45536" calcext:value-type="float">
            <text:p>117.4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48584" calcext:value-type="float">
            <text:p>117.4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57728" calcext:value-type="float">
            <text:p>117.4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51632" calcext:value-type="float">
            <text:p>117.4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944" calcext:value-type="float">
            <text:p>117.4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6392" calcext:value-type="float">
            <text:p>117.4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42488" calcext:value-type="float">
            <text:p>117.4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51632" calcext:value-type="float">
            <text:p>117.4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42488" calcext:value-type="float">
            <text:p>117.4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6392" calcext:value-type="float">
            <text:p>117.4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3344" calcext:value-type="float">
            <text:p>117.4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0296" calcext:value-type="float">
            <text:p>117.4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944" calcext:value-type="float">
            <text:p>117.4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48584" calcext:value-type="float">
            <text:p>117.4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42488" calcext:value-type="float">
            <text:p>117.4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944" calcext:value-type="float">
            <text:p>117.4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0296" calcext:value-type="float">
            <text:p>117.4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242" calcext:value-type="float">
            <text:p>117.4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242" calcext:value-type="float">
            <text:p>117.4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21152" calcext:value-type="float">
            <text:p>117.4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21152" calcext:value-type="float">
            <text:p>117.4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27248" calcext:value-type="float">
            <text:p>117.4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3344" calcext:value-type="float">
            <text:p>117.4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27248" calcext:value-type="float">
            <text:p>117.4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18104" calcext:value-type="float">
            <text:p>117.4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21152" calcext:value-type="float">
            <text:p>117.4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27248" calcext:value-type="float">
            <text:p>117.4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21152" calcext:value-type="float">
            <text:p>117.4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02864" calcext:value-type="float">
            <text:p>117.4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12008" calcext:value-type="float">
            <text:p>117.4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18104" calcext:value-type="float">
            <text:p>117.4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18104" calcext:value-type="float">
            <text:p>117.4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12008" calcext:value-type="float">
            <text:p>117.4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12008" calcext:value-type="float">
            <text:p>117.4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12008" calcext:value-type="float">
            <text:p>117.4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05912" calcext:value-type="float">
            <text:p>117.4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02864" calcext:value-type="float">
            <text:p>117.4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9816" calcext:value-type="float">
            <text:p>117.3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6768" calcext:value-type="float">
            <text:p>117.3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9816" calcext:value-type="float">
            <text:p>117.3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05912" calcext:value-type="float">
            <text:p>117.4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05912" calcext:value-type="float">
            <text:p>117.4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18104" calcext:value-type="float">
            <text:p>117.4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05912" calcext:value-type="float">
            <text:p>117.4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6768" calcext:value-type="float">
            <text:p>117.3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0672" calcext:value-type="float">
            <text:p>117.3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372" calcext:value-type="float">
            <text:p>117.3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6768" calcext:value-type="float">
            <text:p>117.3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84576" calcext:value-type="float">
            <text:p>117.3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87624" calcext:value-type="float">
            <text:p>117.3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84576" calcext:value-type="float">
            <text:p>117.3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87624" calcext:value-type="float">
            <text:p>117.3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0672" calcext:value-type="float">
            <text:p>117.3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372" calcext:value-type="float">
            <text:p>117.3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87624" calcext:value-type="float">
            <text:p>117.3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84576" calcext:value-type="float">
            <text:p>117.3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66288" calcext:value-type="float">
            <text:p>117.3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87624" calcext:value-type="float">
            <text:p>117.3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84576" calcext:value-type="float">
            <text:p>117.3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72384" calcext:value-type="float">
            <text:p>117.3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84576" calcext:value-type="float">
            <text:p>117.3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0672" calcext:value-type="float">
            <text:p>117.3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372" calcext:value-type="float">
            <text:p>117.3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8" calcext:value-type="float">
            <text:p>117.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57144" calcext:value-type="float">
            <text:p>117.3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69336" calcext:value-type="float">
            <text:p>117.3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81528" calcext:value-type="float">
            <text:p>117.3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87624" calcext:value-type="float">
            <text:p>117.3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66288" calcext:value-type="float">
            <text:p>117.3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69336" calcext:value-type="float">
            <text:p>117.3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60192" calcext:value-type="float">
            <text:p>117.3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69336" calcext:value-type="float">
            <text:p>117.3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7848" calcext:value-type="float">
            <text:p>117.3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6324" calcext:value-type="float">
            <text:p>117.3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54096" calcext:value-type="float">
            <text:p>117.3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60192" calcext:value-type="float">
            <text:p>117.3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6324" calcext:value-type="float">
            <text:p>117.3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75432" calcext:value-type="float">
            <text:p>117.3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66288" calcext:value-type="float">
            <text:p>117.3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57144" calcext:value-type="float">
            <text:p>117.3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54096" calcext:value-type="float">
            <text:p>117.3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54096" calcext:value-type="float">
            <text:p>117.3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51048" calcext:value-type="float">
            <text:p>117.3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54096" calcext:value-type="float">
            <text:p>117.3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51048" calcext:value-type="float">
            <text:p>117.3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69336" calcext:value-type="float">
            <text:p>117.3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57144" calcext:value-type="float">
            <text:p>117.3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6324" calcext:value-type="float">
            <text:p>117.3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35808" calcext:value-type="float">
            <text:p>117.3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8" calcext:value-type="float">
            <text:p>117.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51048" calcext:value-type="float">
            <text:p>117.3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51048" calcext:value-type="float">
            <text:p>117.3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29712" calcext:value-type="float">
            <text:p>117.3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1904" calcext:value-type="float">
            <text:p>117.3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1904" calcext:value-type="float">
            <text:p>117.3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4952" calcext:value-type="float">
            <text:p>117.3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54096" calcext:value-type="float">
            <text:p>117.3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29712" calcext:value-type="float">
            <text:p>117.3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29712" calcext:value-type="float">
            <text:p>117.3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1904" calcext:value-type="float">
            <text:p>117.3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1904" calcext:value-type="float">
            <text:p>117.3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1904" calcext:value-type="float">
            <text:p>117.3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3276" calcext:value-type="float">
            <text:p>117.3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29712" calcext:value-type="float">
            <text:p>117.3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29712" calcext:value-type="float">
            <text:p>117.3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38856" calcext:value-type="float">
            <text:p>117.3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51048" calcext:value-type="float">
            <text:p>117.3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1752" calcext:value-type="float">
            <text:p>117.3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23616" calcext:value-type="float">
            <text:p>117.3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3276" calcext:value-type="float">
            <text:p>117.3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20568" calcext:value-type="float">
            <text:p>117.3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08376" calcext:value-type="float">
            <text:p>117.3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29712" calcext:value-type="float">
            <text:p>117.3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20568" calcext:value-type="float">
            <text:p>117.3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3276" calcext:value-type="float">
            <text:p>117.3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14472" calcext:value-type="float">
            <text:p>117.3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99232" calcext:value-type="float">
            <text:p>117.2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08376" calcext:value-type="float">
            <text:p>117.3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08376" calcext:value-type="float">
            <text:p>117.3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23616" calcext:value-type="float">
            <text:p>117.3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11424" calcext:value-type="float">
            <text:p>117.3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26664" calcext:value-type="float">
            <text:p>117.3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26664" calcext:value-type="float">
            <text:p>117.3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20568" calcext:value-type="float">
            <text:p>117.3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0228" calcext:value-type="float">
            <text:p>117.3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93136" calcext:value-type="float">
            <text:p>117.2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93136" calcext:value-type="float">
            <text:p>117.2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08376" calcext:value-type="float">
            <text:p>117.3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3276" calcext:value-type="float">
            <text:p>117.3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99232" calcext:value-type="float">
            <text:p>117.2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11424" calcext:value-type="float">
            <text:p>117.3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05328" calcext:value-type="float">
            <text:p>117.3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93136" calcext:value-type="float">
            <text:p>117.2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11424" calcext:value-type="float">
            <text:p>117.3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93136" calcext:value-type="float">
            <text:p>117.2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83992" calcext:value-type="float">
            <text:p>117.2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93136" calcext:value-type="float">
            <text:p>117.2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11424" calcext:value-type="float">
            <text:p>117.3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99232" calcext:value-type="float">
            <text:p>117.2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08376" calcext:value-type="float">
            <text:p>117.3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718" calcext:value-type="float">
            <text:p>117.2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80944" calcext:value-type="float">
            <text:p>117.2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0228" calcext:value-type="float">
            <text:p>117.3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93136" calcext:value-type="float">
            <text:p>117.2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93136" calcext:value-type="float">
            <text:p>117.2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74848" calcext:value-type="float">
            <text:p>117.2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77896" calcext:value-type="float">
            <text:p>117.2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74848" calcext:value-type="float">
            <text:p>117.2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77896" calcext:value-type="float">
            <text:p>117.2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80944" calcext:value-type="float">
            <text:p>117.2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93136" calcext:value-type="float">
            <text:p>117.2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74848" calcext:value-type="float">
            <text:p>117.2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83992" calcext:value-type="float">
            <text:p>117.2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0228" calcext:value-type="float">
            <text:p>117.3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96184" calcext:value-type="float">
            <text:p>117.2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3512" calcext:value-type="float">
            <text:p>117.2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3512" calcext:value-type="float">
            <text:p>117.2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74848" calcext:value-type="float">
            <text:p>117.2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83992" calcext:value-type="float">
            <text:p>117.2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4132" calcext:value-type="float">
            <text:p>117.2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80944" calcext:value-type="float">
            <text:p>117.2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74848" calcext:value-type="float">
            <text:p>117.2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9608" calcext:value-type="float">
            <text:p>117.2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74848" calcext:value-type="float">
            <text:p>117.2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68752" calcext:value-type="float">
            <text:p>117.2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8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77896" calcext:value-type="float">
            <text:p>117.2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68752" calcext:value-type="float">
            <text:p>117.2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718" calcext:value-type="float">
            <text:p>117.2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68752" calcext:value-type="float">
            <text:p>117.2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718" calcext:value-type="float">
            <text:p>117.2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77896" calcext:value-type="float">
            <text:p>117.2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68752" calcext:value-type="float">
            <text:p>117.2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9608" calcext:value-type="float">
            <text:p>117.2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9608" calcext:value-type="float">
            <text:p>117.2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80944" calcext:value-type="float">
            <text:p>117.2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65704" calcext:value-type="float">
            <text:p>117.2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3512" calcext:value-type="float">
            <text:p>117.2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656" calcext:value-type="float">
            <text:p>117.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62656" calcext:value-type="float">
            <text:p>117.2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718" calcext:value-type="float">
            <text:p>117.2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0464" calcext:value-type="float">
            <text:p>117.2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9128" calcext:value-type="float">
            <text:p>117.2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9608" calcext:value-type="float">
            <text:p>117.2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38272" calcext:value-type="float">
            <text:p>117.2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35224" calcext:value-type="float">
            <text:p>117.2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9608" calcext:value-type="float">
            <text:p>117.2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656" calcext:value-type="float">
            <text:p>117.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62656" calcext:value-type="float">
            <text:p>117.2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68752" calcext:value-type="float">
            <text:p>117.2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47416" calcext:value-type="float">
            <text:p>117.2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3512" calcext:value-type="float">
            <text:p>117.2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3512" calcext:value-type="float">
            <text:p>117.2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68752" calcext:value-type="float">
            <text:p>117.2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608" calcext:value-type="float">
            <text:p>117.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44368" calcext:value-type="float">
            <text:p>117.2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656" calcext:value-type="float">
            <text:p>117.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47416" calcext:value-type="float">
            <text:p>117.2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9608" calcext:value-type="float">
            <text:p>117.2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9608" calcext:value-type="float">
            <text:p>117.2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35224" calcext:value-type="float">
            <text:p>117.2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35224" calcext:value-type="float">
            <text:p>117.2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62656" calcext:value-type="float">
            <text:p>117.2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656" calcext:value-type="float">
            <text:p>117.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32176" calcext:value-type="float">
            <text:p>117.2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47416" calcext:value-type="float">
            <text:p>117.2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656" calcext:value-type="float">
            <text:p>117.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44368" calcext:value-type="float">
            <text:p>117.2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38272" calcext:value-type="float">
            <text:p>117.2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44368" calcext:value-type="float">
            <text:p>117.2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35224" calcext:value-type="float">
            <text:p>117.2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35224" calcext:value-type="float">
            <text:p>117.2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35224" calcext:value-type="float">
            <text:p>117.2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4132" calcext:value-type="float">
            <text:p>117.2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4132" calcext:value-type="float">
            <text:p>117.2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44368" calcext:value-type="float">
            <text:p>117.2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0464" calcext:value-type="float">
            <text:p>117.2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35224" calcext:value-type="float">
            <text:p>117.2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35224" calcext:value-type="float">
            <text:p>117.2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38272" calcext:value-type="float">
            <text:p>117.2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38272" calcext:value-type="float">
            <text:p>117.2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47416" calcext:value-type="float">
            <text:p>117.2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38272" calcext:value-type="float">
            <text:p>117.2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608" calcext:value-type="float">
            <text:p>117.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9128" calcext:value-type="float">
            <text:p>117.2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35224" calcext:value-type="float">
            <text:p>117.2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35224" calcext:value-type="float">
            <text:p>117.2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9984" calcext:value-type="float">
            <text:p>117.2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6936" calcext:value-type="float">
            <text:p>117.2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9984" calcext:value-type="float">
            <text:p>117.2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608" calcext:value-type="float">
            <text:p>117.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608" calcext:value-type="float">
            <text:p>117.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3032" calcext:value-type="float">
            <text:p>117.2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04744" calcext:value-type="float">
            <text:p>117.2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04744" calcext:value-type="float">
            <text:p>117.2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608" calcext:value-type="float">
            <text:p>117.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608" calcext:value-type="float">
            <text:p>117.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38272" calcext:value-type="float">
            <text:p>117.2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07792" calcext:value-type="float">
            <text:p>117.2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3888" calcext:value-type="float">
            <text:p>117.2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3888" calcext:value-type="float">
            <text:p>117.2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9984" calcext:value-type="float">
            <text:p>117.2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3888" calcext:value-type="float">
            <text:p>117.2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6936" calcext:value-type="float">
            <text:p>117.2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9128" calcext:value-type="float">
            <text:p>117.2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6936" calcext:value-type="float">
            <text:p>117.2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9984" calcext:value-type="float">
            <text:p>117.2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9984" calcext:value-type="float">
            <text:p>117.2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6936" calcext:value-type="float">
            <text:p>117.2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9128" calcext:value-type="float">
            <text:p>117.2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084" calcext:value-type="float">
            <text:p>117.2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084" calcext:value-type="float">
            <text:p>117.2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084" calcext:value-type="float">
            <text:p>117.2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04744" calcext:value-type="float">
            <text:p>117.2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6936" calcext:value-type="float">
            <text:p>117.2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9128" calcext:value-type="float">
            <text:p>117.2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608" calcext:value-type="float">
            <text:p>117.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07792" calcext:value-type="float">
            <text:p>117.2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01696" calcext:value-type="float">
            <text:p>117.2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084" calcext:value-type="float">
            <text:p>117.2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6936" calcext:value-type="float">
            <text:p>117.2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3888" calcext:value-type="float">
            <text:p>117.2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9984" calcext:value-type="float">
            <text:p>117.2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9984" calcext:value-type="float">
            <text:p>117.2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084" calcext:value-type="float">
            <text:p>117.2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04744" calcext:value-type="float">
            <text:p>117.2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01696" calcext:value-type="float">
            <text:p>117.2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04744" calcext:value-type="float">
            <text:p>117.2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07792" calcext:value-type="float">
            <text:p>117.2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04744" calcext:value-type="float">
            <text:p>117.2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8648" calcext:value-type="float">
            <text:p>117.1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084" calcext:value-type="float">
            <text:p>117.2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04744" calcext:value-type="float">
            <text:p>117.2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04744" calcext:value-type="float">
            <text:p>117.2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8648" calcext:value-type="float">
            <text:p>117.1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01696" calcext:value-type="float">
            <text:p>117.2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9504" calcext:value-type="float">
            <text:p>117.1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6456" calcext:value-type="float">
            <text:p>117.1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8648" calcext:value-type="float">
            <text:p>117.1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01696" calcext:value-type="float">
            <text:p>117.2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04744" calcext:value-type="float">
            <text:p>117.2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56" calcext:value-type="float">
            <text:p>117.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6456" calcext:value-type="float">
            <text:p>117.1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9504" calcext:value-type="float">
            <text:p>117.1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04744" calcext:value-type="float">
            <text:p>117.2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2552" calcext:value-type="float">
            <text:p>117.1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2552" calcext:value-type="float">
            <text:p>117.1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56" calcext:value-type="float">
            <text:p>117.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2552" calcext:value-type="float">
            <text:p>117.1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9504" calcext:value-type="float">
            <text:p>117.1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2552" calcext:value-type="float">
            <text:p>117.1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9504" calcext:value-type="float">
            <text:p>117.1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6456" calcext:value-type="float">
            <text:p>117.1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9504" calcext:value-type="float">
            <text:p>117.1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56" calcext:value-type="float">
            <text:p>117.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6456" calcext:value-type="float">
            <text:p>117.1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7312" calcext:value-type="float">
            <text:p>117.1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6456" calcext:value-type="float">
            <text:p>117.1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2552" calcext:value-type="float">
            <text:p>117.1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2552" calcext:value-type="float">
            <text:p>117.1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036" calcext:value-type="float">
            <text:p>117.1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3408" calcext:value-type="float">
            <text:p>117.1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036" calcext:value-type="float">
            <text:p>117.1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9504" calcext:value-type="float">
            <text:p>117.1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2552" calcext:value-type="float">
            <text:p>117.1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7312" calcext:value-type="float">
            <text:p>117.1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1216" calcext:value-type="float">
            <text:p>117.1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4264" calcext:value-type="float">
            <text:p>117.1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7312" calcext:value-type="float">
            <text:p>117.1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036" calcext:value-type="float">
            <text:p>117.1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1216" calcext:value-type="float">
            <text:p>117.1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7312" calcext:value-type="float">
            <text:p>117.1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4264" calcext:value-type="float">
            <text:p>117.1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6456" calcext:value-type="float">
            <text:p>117.1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8168" calcext:value-type="float">
            <text:p>117.1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8168" calcext:value-type="float">
            <text:p>117.1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4264" calcext:value-type="float">
            <text:p>117.1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8168" calcext:value-type="float">
            <text:p>117.1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1216" calcext:value-type="float">
            <text:p>117.1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8168" calcext:value-type="float">
            <text:p>117.1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1216" calcext:value-type="float">
            <text:p>117.1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7312" calcext:value-type="float">
            <text:p>117.1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8168" calcext:value-type="float">
            <text:p>117.1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512" calcext:value-type="float">
            <text:p>117.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2072" calcext:value-type="float">
            <text:p>117.1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2072" calcext:value-type="float">
            <text:p>117.1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2072" calcext:value-type="float">
            <text:p>117.1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512" calcext:value-type="float">
            <text:p>117.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2072" calcext:value-type="float">
            <text:p>117.1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5976" calcext:value-type="float">
            <text:p>117.1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5976" calcext:value-type="float">
            <text:p>117.1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9024" calcext:value-type="float">
            <text:p>117.1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9024" calcext:value-type="float">
            <text:p>117.1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512" calcext:value-type="float">
            <text:p>117.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2928" calcext:value-type="float">
            <text:p>117.1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988" calcext:value-type="float">
            <text:p>117.1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2928" calcext:value-type="float">
            <text:p>117.1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2072" calcext:value-type="float">
            <text:p>117.1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512" calcext:value-type="float">
            <text:p>117.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9024" calcext:value-type="float">
            <text:p>117.1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6832" calcext:value-type="float">
            <text:p>117.1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0736" calcext:value-type="float">
            <text:p>117.1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2072" calcext:value-type="float">
            <text:p>117.1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2928" calcext:value-type="float">
            <text:p>117.1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2928" calcext:value-type="float">
            <text:p>117.1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2928" calcext:value-type="float">
            <text:p>117.1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9024" calcext:value-type="float">
            <text:p>117.1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2928" calcext:value-type="float">
            <text:p>117.1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3784" calcext:value-type="float">
            <text:p>117.1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988" calcext:value-type="float">
            <text:p>117.1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2928" calcext:value-type="float">
            <text:p>117.1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6832" calcext:value-type="float">
            <text:p>117.1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3784" calcext:value-type="float">
            <text:p>117.1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0736" calcext:value-type="float">
            <text:p>117.1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464" calcext:value-type="float">
            <text:p>117.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3784" calcext:value-type="float">
            <text:p>117.1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988" calcext:value-type="float">
            <text:p>117.1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5976" calcext:value-type="float">
            <text:p>117.1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6832" calcext:value-type="float">
            <text:p>117.1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1592" calcext:value-type="float">
            <text:p>117.1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464" calcext:value-type="float">
            <text:p>117.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3784" calcext:value-type="float">
            <text:p>117.1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6832" calcext:value-type="float">
            <text:p>117.1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3784" calcext:value-type="float">
            <text:p>117.1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7688" calcext:value-type="float">
            <text:p>117.1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0736" calcext:value-type="float">
            <text:p>117.1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3784" calcext:value-type="float">
            <text:p>117.1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3784" calcext:value-type="float">
            <text:p>117.1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0736" calcext:value-type="float">
            <text:p>117.1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6832" calcext:value-type="float">
            <text:p>117.1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0736" calcext:value-type="float">
            <text:p>117.1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464" calcext:value-type="float">
            <text:p>117.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1592" calcext:value-type="float">
            <text:p>117.1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1592" calcext:value-type="float">
            <text:p>117.1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0736" calcext:value-type="float">
            <text:p>117.1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0736" calcext:value-type="float">
            <text:p>117.1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7688" calcext:value-type="float">
            <text:p>117.1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464" calcext:value-type="float">
            <text:p>117.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3784" calcext:value-type="float">
            <text:p>117.1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464" calcext:value-type="float">
            <text:p>117.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1592" calcext:value-type="float">
            <text:p>117.1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1592" calcext:value-type="float">
            <text:p>117.1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0736" calcext:value-type="float">
            <text:p>117.1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7688" calcext:value-type="float">
            <text:p>117.1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0736" calcext:value-type="float">
            <text:p>117.1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7688" calcext:value-type="float">
            <text:p>117.1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464" calcext:value-type="float">
            <text:p>117.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25496" calcext:value-type="float">
            <text:p>117.1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6352" calcext:value-type="float">
            <text:p>117.1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464" calcext:value-type="float">
            <text:p>117.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25496" calcext:value-type="float">
            <text:p>117.1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28544" calcext:value-type="float">
            <text:p>117.1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464" calcext:value-type="float">
            <text:p>117.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1592" calcext:value-type="float">
            <text:p>117.1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22448" calcext:value-type="float">
            <text:p>117.1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28544" calcext:value-type="float">
            <text:p>117.1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3304" calcext:value-type="float">
            <text:p>117.1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94" calcext:value-type="float">
            <text:p>117.1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28544" calcext:value-type="float">
            <text:p>117.1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94" calcext:value-type="float">
            <text:p>117.1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94" calcext:value-type="float">
            <text:p>117.1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1592" calcext:value-type="float">
            <text:p>117.1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28544" calcext:value-type="float">
            <text:p>117.1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6352" calcext:value-type="float">
            <text:p>117.1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94" calcext:value-type="float">
            <text:p>117.1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3304" calcext:value-type="float">
            <text:p>117.1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0256" calcext:value-type="float">
            <text:p>117.1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6352" calcext:value-type="float">
            <text:p>117.1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1592" calcext:value-type="float">
            <text:p>117.1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25496" calcext:value-type="float">
            <text:p>117.1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94" calcext:value-type="float">
            <text:p>117.1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28544" calcext:value-type="float">
            <text:p>117.1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1592" calcext:value-type="float">
            <text:p>117.1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94" calcext:value-type="float">
            <text:p>117.1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8064" calcext:value-type="float">
            <text:p>117.0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1968" calcext:value-type="float">
            <text:p>117.0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22448" calcext:value-type="float">
            <text:p>117.1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2824" calcext:value-type="float">
            <text:p>117.0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5016" calcext:value-type="float">
            <text:p>117.0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8064" calcext:value-type="float">
            <text:p>117.0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22448" calcext:value-type="float">
            <text:p>117.1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416" calcext:value-type="float">
            <text:p>117.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3304" calcext:value-type="float">
            <text:p>117.1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0256" calcext:value-type="float">
            <text:p>117.1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3304" calcext:value-type="float">
            <text:p>117.1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7208" calcext:value-type="float">
            <text:p>117.1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94" calcext:value-type="float">
            <text:p>117.1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6352" calcext:value-type="float">
            <text:p>117.1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7208" calcext:value-type="float">
            <text:p>117.1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0256" calcext:value-type="float">
            <text:p>117.1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416" calcext:value-type="float">
            <text:p>117.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0256" calcext:value-type="float">
            <text:p>117.1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94" calcext:value-type="float">
            <text:p>117.1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1112" calcext:value-type="float">
            <text:p>117.1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1112" calcext:value-type="float">
            <text:p>117.1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7208" calcext:value-type="float">
            <text:p>117.1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7208" calcext:value-type="float">
            <text:p>117.1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25496" calcext:value-type="float">
            <text:p>117.1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1112" calcext:value-type="float">
            <text:p>117.1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416" calcext:value-type="float">
            <text:p>117.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416" calcext:value-type="float">
            <text:p>117.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3304" calcext:value-type="float">
            <text:p>117.1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2824" calcext:value-type="float">
            <text:p>117.0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0256" calcext:value-type="float">
            <text:p>117.1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7208" calcext:value-type="float">
            <text:p>117.1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5016" calcext:value-type="float">
            <text:p>117.0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5016" calcext:value-type="float">
            <text:p>117.0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8064" calcext:value-type="float">
            <text:p>117.0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416" calcext:value-type="float">
            <text:p>117.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1112" calcext:value-type="float">
            <text:p>117.1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0632" calcext:value-type="float">
            <text:p>117.0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8064" calcext:value-type="float">
            <text:p>117.0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416" calcext:value-type="float">
            <text:p>117.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416" calcext:value-type="float">
            <text:p>117.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7208" calcext:value-type="float">
            <text:p>117.1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0256" calcext:value-type="float">
            <text:p>117.1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7208" calcext:value-type="float">
            <text:p>117.1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416" calcext:value-type="float">
            <text:p>117.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0256" calcext:value-type="float">
            <text:p>117.1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3304" calcext:value-type="float">
            <text:p>117.1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7208" calcext:value-type="float">
            <text:p>117.1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5016" calcext:value-type="float">
            <text:p>117.0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5016" calcext:value-type="float">
            <text:p>117.0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416" calcext:value-type="float">
            <text:p>117.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0256" calcext:value-type="float">
            <text:p>117.1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0256" calcext:value-type="float">
            <text:p>117.1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3304" calcext:value-type="float">
            <text:p>117.1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892" calcext:value-type="float">
            <text:p>117.0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892" calcext:value-type="float">
            <text:p>117.0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892" calcext:value-type="float">
            <text:p>117.0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416" calcext:value-type="float">
            <text:p>117.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94" calcext:value-type="float">
            <text:p>117.1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22448" calcext:value-type="float">
            <text:p>117.1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5016" calcext:value-type="float">
            <text:p>117.0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1968" calcext:value-type="float">
            <text:p>117.0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892" calcext:value-type="float">
            <text:p>117.0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416" calcext:value-type="float">
            <text:p>117.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1968" calcext:value-type="float">
            <text:p>117.0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892" calcext:value-type="float">
            <text:p>117.0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3304" calcext:value-type="float">
            <text:p>117.1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5016" calcext:value-type="float">
            <text:p>117.0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5872" calcext:value-type="float">
            <text:p>117.0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5872" calcext:value-type="float">
            <text:p>117.0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0632" calcext:value-type="float">
            <text:p>117.0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6728" calcext:value-type="float">
            <text:p>117.0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5016" calcext:value-type="float">
            <text:p>117.0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9776" calcext:value-type="float">
            <text:p>117.0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0632" calcext:value-type="float">
            <text:p>117.0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1112" calcext:value-type="float">
            <text:p>117.1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5016" calcext:value-type="float">
            <text:p>117.0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8064" calcext:value-type="float">
            <text:p>117.0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416" calcext:value-type="float">
            <text:p>117.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5016" calcext:value-type="float">
            <text:p>117.0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2824" calcext:value-type="float">
            <text:p>117.0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5872" calcext:value-type="float">
            <text:p>117.0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6728" calcext:value-type="float">
            <text:p>117.0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2824" calcext:value-type="float">
            <text:p>117.0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892" calcext:value-type="float">
            <text:p>117.0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2824" calcext:value-type="float">
            <text:p>117.0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6728" calcext:value-type="float">
            <text:p>117.0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5872" calcext:value-type="float">
            <text:p>117.0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5016" calcext:value-type="float">
            <text:p>117.0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1968" calcext:value-type="float">
            <text:p>117.0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892" calcext:value-type="float">
            <text:p>117.0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8064" calcext:value-type="float">
            <text:p>117.0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892" calcext:value-type="float">
            <text:p>117.0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844" calcext:value-type="float">
            <text:p>117.0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892" calcext:value-type="float">
            <text:p>117.0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94" calcext:value-type="float">
            <text:p>117.1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4536" calcext:value-type="float">
            <text:p>117.0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1488" calcext:value-type="float">
            <text:p>117.0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5872" calcext:value-type="float">
            <text:p>117.0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1968" calcext:value-type="float">
            <text:p>117.0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2824" calcext:value-type="float">
            <text:p>117.0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9296" calcext:value-type="float">
            <text:p>117.0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1968" calcext:value-type="float">
            <text:p>117.0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1112" calcext:value-type="float">
            <text:p>117.1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8064" calcext:value-type="float">
            <text:p>117.0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7584" calcext:value-type="float">
            <text:p>117.0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6728" calcext:value-type="float">
            <text:p>117.0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9776" calcext:value-type="float">
            <text:p>117.0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1112" calcext:value-type="float">
            <text:p>117.1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6352" calcext:value-type="float">
            <text:p>117.1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6728" calcext:value-type="float">
            <text:p>117.0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892" calcext:value-type="float">
            <text:p>117.0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5872" calcext:value-type="float">
            <text:p>117.0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7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0632" calcext:value-type="float">
            <text:p>117.0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4536" calcext:value-type="float">
            <text:p>117.0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1488" calcext:value-type="float">
            <text:p>117.0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7208" calcext:value-type="float">
            <text:p>117.1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1968" calcext:value-type="float">
            <text:p>117.0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8064" calcext:value-type="float">
            <text:p>117.0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1112" calcext:value-type="float">
            <text:p>117.1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9296" calcext:value-type="float">
            <text:p>117.0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6728" calcext:value-type="float">
            <text:p>117.0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9776" calcext:value-type="float">
            <text:p>117.0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892" calcext:value-type="float">
            <text:p>117.0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8064" calcext:value-type="float">
            <text:p>117.0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0256" calcext:value-type="float">
            <text:p>117.1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416" calcext:value-type="float">
            <text:p>117.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0632" calcext:value-type="float">
            <text:p>117.0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1968" calcext:value-type="float">
            <text:p>117.0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7208" calcext:value-type="float">
            <text:p>117.1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9776" calcext:value-type="float">
            <text:p>117.0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5392" calcext:value-type="float">
            <text:p>117.0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9296" calcext:value-type="float">
            <text:p>117.0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2344" calcext:value-type="float">
            <text:p>117.0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4536" calcext:value-type="float">
            <text:p>117.0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5392" calcext:value-type="float">
            <text:p>117.0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5392" calcext:value-type="float">
            <text:p>117.0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4536" calcext:value-type="float">
            <text:p>117.0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4536" calcext:value-type="float">
            <text:p>117.0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844" calcext:value-type="float">
            <text:p>117.0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4536" calcext:value-type="float">
            <text:p>117.0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1488" calcext:value-type="float">
            <text:p>117.0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5392" calcext:value-type="float">
            <text:p>117.0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5392" calcext:value-type="float">
            <text:p>117.0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9776" calcext:value-type="float">
            <text:p>117.0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844" calcext:value-type="float">
            <text:p>117.0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844" calcext:value-type="float">
            <text:p>117.0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9296" calcext:value-type="float">
            <text:p>117.0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1488" calcext:value-type="float">
            <text:p>117.0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5392" calcext:value-type="float">
            <text:p>117.0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844" calcext:value-type="float">
            <text:p>117.0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1488" calcext:value-type="float">
            <text:p>117.0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844" calcext:value-type="float">
            <text:p>117.0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1488" calcext:value-type="float">
            <text:p>117.0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5392" calcext:value-type="float">
            <text:p>117.0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5392" calcext:value-type="float">
            <text:p>117.0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7584" calcext:value-type="float">
            <text:p>117.0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4536" calcext:value-type="float">
            <text:p>117.0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4536" calcext:value-type="float">
            <text:p>117.0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32" calcext:value-type="float">
            <text:p>117.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32" calcext:value-type="float">
            <text:p>117.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5392" calcext:value-type="float">
            <text:p>117.0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844" calcext:value-type="float">
            <text:p>117.0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844" calcext:value-type="float">
            <text:p>117.0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6728" calcext:value-type="float">
            <text:p>117.0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844" calcext:value-type="float">
            <text:p>117.0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5392" calcext:value-type="float">
            <text:p>117.0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7584" calcext:value-type="float">
            <text:p>117.0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1488" calcext:value-type="float">
            <text:p>117.0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5392" calcext:value-type="float">
            <text:p>117.0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844" calcext:value-type="float">
            <text:p>117.0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844" calcext:value-type="float">
            <text:p>117.0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1488" calcext:value-type="float">
            <text:p>117.0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7584" calcext:value-type="float">
            <text:p>117.0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4536" calcext:value-type="float">
            <text:p>117.0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7584" calcext:value-type="float">
            <text:p>117.0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844" calcext:value-type="float">
            <text:p>117.0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844" calcext:value-type="float">
            <text:p>117.0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0632" calcext:value-type="float">
            <text:p>117.0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7584" calcext:value-type="float">
            <text:p>117.0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5392" calcext:value-type="float">
            <text:p>117.0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4536" calcext:value-type="float">
            <text:p>117.0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1488" calcext:value-type="float">
            <text:p>117.0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7584" calcext:value-type="float">
            <text:p>117.0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0632" calcext:value-type="float">
            <text:p>117.0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7584" calcext:value-type="float">
            <text:p>117.0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4536" calcext:value-type="float">
            <text:p>117.0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4536" calcext:value-type="float">
            <text:p>117.0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0632" calcext:value-type="float">
            <text:p>117.0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0632" calcext:value-type="float">
            <text:p>117.0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9776" calcext:value-type="float">
            <text:p>117.0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6728" calcext:value-type="float">
            <text:p>117.0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0632" calcext:value-type="float">
            <text:p>117.0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0632" calcext:value-type="float">
            <text:p>117.0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6728" calcext:value-type="float">
            <text:p>117.0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0632" calcext:value-type="float">
            <text:p>117.0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6728" calcext:value-type="float">
            <text:p>117.0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7584" calcext:value-type="float">
            <text:p>117.0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4536" calcext:value-type="float">
            <text:p>117.0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0632" calcext:value-type="float">
            <text:p>117.0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6728" calcext:value-type="float">
            <text:p>117.0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0632" calcext:value-type="float">
            <text:p>117.0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6728" calcext:value-type="float">
            <text:p>117.0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0632" calcext:value-type="float">
            <text:p>117.0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7584" calcext:value-type="float">
            <text:p>117.0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6728" calcext:value-type="float">
            <text:p>117.0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4536" calcext:value-type="float">
            <text:p>117.0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4536" calcext:value-type="float">
            <text:p>117.0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0632" calcext:value-type="float">
            <text:p>117.0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0632" calcext:value-type="float">
            <text:p>117.0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7584" calcext:value-type="float">
            <text:p>117.0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4536" calcext:value-type="float">
            <text:p>117.0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7584" calcext:value-type="float">
            <text:p>117.0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4536" calcext:value-type="float">
            <text:p>117.0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7584" calcext:value-type="float">
            <text:p>117.0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1488" calcext:value-type="float">
            <text:p>117.0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4536" calcext:value-type="float">
            <text:p>117.0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0632" calcext:value-type="float">
            <text:p>117.0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1488" calcext:value-type="float">
            <text:p>117.0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7584" calcext:value-type="float">
            <text:p>117.0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7584" calcext:value-type="float">
            <text:p>117.0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844" calcext:value-type="float">
            <text:p>117.0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5392" calcext:value-type="float">
            <text:p>117.0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4536" calcext:value-type="float">
            <text:p>117.0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4536" calcext:value-type="float">
            <text:p>117.0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4536" calcext:value-type="float">
            <text:p>117.0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7584" calcext:value-type="float">
            <text:p>117.0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7584" calcext:value-type="float">
            <text:p>117.0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1488" calcext:value-type="float">
            <text:p>117.0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2344" calcext:value-type="float">
            <text:p>117.0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1488" calcext:value-type="float">
            <text:p>117.0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5392" calcext:value-type="float">
            <text:p>117.0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844" calcext:value-type="float">
            <text:p>117.0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5392" calcext:value-type="float">
            <text:p>117.0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6248" calcext:value-type="float">
            <text:p>117.0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6248" calcext:value-type="float">
            <text:p>117.0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844" calcext:value-type="float">
            <text:p>117.0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5392" calcext:value-type="float">
            <text:p>117.0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2344" calcext:value-type="float">
            <text:p>117.0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6248" calcext:value-type="float">
            <text:p>117.0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2344" calcext:value-type="float">
            <text:p>117.0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9296" calcext:value-type="float">
            <text:p>117.0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2344" calcext:value-type="float">
            <text:p>117.0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6248" calcext:value-type="float">
            <text:p>117.0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2344" calcext:value-type="float">
            <text:p>117.0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2344" calcext:value-type="float">
            <text:p>117.0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2344" calcext:value-type="float">
            <text:p>117.0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844" calcext:value-type="float">
            <text:p>117.0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844" calcext:value-type="float">
            <text:p>117.0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1488" calcext:value-type="float">
            <text:p>117.0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9296" calcext:value-type="float">
            <text:p>117.0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2344" calcext:value-type="float">
            <text:p>117.0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5392" calcext:value-type="float">
            <text:p>117.0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6248" calcext:value-type="float">
            <text:p>117.0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2344" calcext:value-type="float">
            <text:p>117.0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1488" calcext:value-type="float">
            <text:p>117.0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844" calcext:value-type="float">
            <text:p>117.0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2344" calcext:value-type="float">
            <text:p>117.0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2344" calcext:value-type="float">
            <text:p>117.0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5392" calcext:value-type="float">
            <text:p>117.0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9296" calcext:value-type="float">
            <text:p>117.0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7104" calcext:value-type="float">
            <text:p>117.0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6248" calcext:value-type="float">
            <text:p>117.0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2344" calcext:value-type="float">
            <text:p>117.0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2344" calcext:value-type="float">
            <text:p>117.0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9296" calcext:value-type="float">
            <text:p>117.0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32" calcext:value-type="float">
            <text:p>117.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1008" calcext:value-type="float">
            <text:p>117.0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4056" calcext:value-type="float">
            <text:p>117.0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7104" calcext:value-type="float">
            <text:p>117.0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4056" calcext:value-type="float">
            <text:p>117.0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6248" calcext:value-type="float">
            <text:p>117.0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0152" calcext:value-type="float">
            <text:p>117.0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0152" calcext:value-type="float">
            <text:p>117.0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32" calcext:value-type="float">
            <text:p>117.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796" calcext:value-type="float">
            <text:p>117.0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1008" calcext:value-type="float">
            <text:p>117.0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32" calcext:value-type="float">
            <text:p>117.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0152" calcext:value-type="float">
            <text:p>117.0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5768" calcext:value-type="float">
            <text:p>117.0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8816" calcext:value-type="float">
            <text:p>117.0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7104" calcext:value-type="float">
            <text:p>117.0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4912" calcext:value-type="float">
            <text:p>117.0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8816" calcext:value-type="float">
            <text:p>117.0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796" calcext:value-type="float">
            <text:p>117.0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1008" calcext:value-type="float">
            <text:p>117.0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4912" calcext:value-type="float">
            <text:p>117.0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4912" calcext:value-type="float">
            <text:p>117.0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4056" calcext:value-type="float">
            <text:p>117.0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1864" calcext:value-type="float">
            <text:p>117.0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272" calcext:value-type="float">
            <text:p>117.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9672" calcext:value-type="float">
            <text:p>117.0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8816" calcext:value-type="float">
            <text:p>117.0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4912" calcext:value-type="float">
            <text:p>117.0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7104" calcext:value-type="float">
            <text:p>117.0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796" calcext:value-type="float">
            <text:p>117.0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796" calcext:value-type="float">
            <text:p>117.0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5768" calcext:value-type="float">
            <text:p>117.0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6624" calcext:value-type="float">
            <text:p>117.0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272" calcext:value-type="float">
            <text:p>117.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5768" calcext:value-type="float">
            <text:p>117.0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8816" calcext:value-type="float">
            <text:p>117.0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796" calcext:value-type="float">
            <text:p>117.0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4912" calcext:value-type="float">
            <text:p>117.0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4056" calcext:value-type="float">
            <text:p>117.0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796" calcext:value-type="float">
            <text:p>117.0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272" calcext:value-type="float">
            <text:p>117.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9672" calcext:value-type="float">
            <text:p>117.0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6624" calcext:value-type="float">
            <text:p>117.0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9672" calcext:value-type="float">
            <text:p>117.0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3576" calcext:value-type="float">
            <text:p>117.0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3576" calcext:value-type="float">
            <text:p>117.0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4432" calcext:value-type="float">
            <text:p>116.9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3576" calcext:value-type="float">
            <text:p>117.0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1864" calcext:value-type="float">
            <text:p>117.0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5768" calcext:value-type="float">
            <text:p>117.0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272" calcext:value-type="float">
            <text:p>117.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9672" calcext:value-type="float">
            <text:p>117.0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8816" calcext:value-type="float">
            <text:p>117.0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1864" calcext:value-type="float">
            <text:p>117.0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8336" calcext:value-type="float">
            <text:p>116.9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3576" calcext:value-type="float">
            <text:p>117.0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6624" calcext:value-type="float">
            <text:p>117.0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272" calcext:value-type="float">
            <text:p>117.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748" calcext:value-type="float">
            <text:p>116.9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1384" calcext:value-type="float">
            <text:p>116.9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4432" calcext:value-type="float">
            <text:p>116.9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0528" calcext:value-type="float">
            <text:p>117.0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748" calcext:value-type="float">
            <text:p>116.9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9672" calcext:value-type="float">
            <text:p>117.0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0528" calcext:value-type="float">
            <text:p>117.0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6624" calcext:value-type="float">
            <text:p>117.0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3576" calcext:value-type="float">
            <text:p>117.0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1864" calcext:value-type="float">
            <text:p>117.0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6624" calcext:value-type="float">
            <text:p>117.0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748" calcext:value-type="float">
            <text:p>116.9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8336" calcext:value-type="float">
            <text:p>116.9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1384" calcext:value-type="float">
            <text:p>116.9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5768" calcext:value-type="float">
            <text:p>117.0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1384" calcext:value-type="float">
            <text:p>116.9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748" calcext:value-type="float">
            <text:p>116.9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3096" calcext:value-type="float">
            <text:p>116.9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3096" calcext:value-type="float">
            <text:p>116.9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4432" calcext:value-type="float">
            <text:p>116.9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0528" calcext:value-type="float">
            <text:p>117.0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0528" calcext:value-type="float">
            <text:p>117.0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5288" calcext:value-type="float">
            <text:p>116.9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1384" calcext:value-type="float">
            <text:p>116.9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4432" calcext:value-type="float">
            <text:p>116.9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1384" calcext:value-type="float">
            <text:p>116.9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8336" calcext:value-type="float">
            <text:p>116.9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3952" calcext:value-type="float">
            <text:p>116.9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4432" calcext:value-type="float">
            <text:p>116.9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0528" calcext:value-type="float">
            <text:p>117.0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1384" calcext:value-type="float">
            <text:p>116.9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3096" calcext:value-type="float">
            <text:p>116.9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0904" calcext:value-type="float">
            <text:p>116.9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6144" calcext:value-type="float">
            <text:p>116.9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1384" calcext:value-type="float">
            <text:p>116.9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5288" calcext:value-type="float">
            <text:p>116.9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4432" calcext:value-type="float">
            <text:p>116.9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9192" calcext:value-type="float">
            <text:p>116.9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8336" calcext:value-type="float">
            <text:p>116.9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3096" calcext:value-type="float">
            <text:p>116.9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1384" calcext:value-type="float">
            <text:p>116.9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3576" calcext:value-type="float">
            <text:p>117.0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0048" calcext:value-type="float">
            <text:p>116.9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5664" calcext:value-type="float">
            <text:p>116.9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8336" calcext:value-type="float">
            <text:p>116.9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5288" calcext:value-type="float">
            <text:p>116.9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6144" calcext:value-type="float">
            <text:p>116.9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5288" calcext:value-type="float">
            <text:p>116.9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9192" calcext:value-type="float">
            <text:p>116.9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0048" calcext:value-type="float">
            <text:p>116.9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7" calcext:value-type="float">
            <text:p>116.9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3096" calcext:value-type="float">
            <text:p>116.9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5288" calcext:value-type="float">
            <text:p>116.9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0048" calcext:value-type="float">
            <text:p>116.9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5288" calcext:value-type="float">
            <text:p>116.9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8336" calcext:value-type="float">
            <text:p>116.9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5288" calcext:value-type="float">
            <text:p>116.9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8336" calcext:value-type="float">
            <text:p>116.9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4432" calcext:value-type="float">
            <text:p>116.9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3952" calcext:value-type="float">
            <text:p>116.9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9568" calcext:value-type="float">
            <text:p>116.9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3952" calcext:value-type="float">
            <text:p>116.9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7856" calcext:value-type="float">
            <text:p>116.9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7" calcext:value-type="float">
            <text:p>116.9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6144" calcext:value-type="float">
            <text:p>116.9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6144" calcext:value-type="float">
            <text:p>116.9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5288" calcext:value-type="float">
            <text:p>116.9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0904" calcext:value-type="float">
            <text:p>116.9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176" calcext:value-type="float">
            <text:p>116.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7" calcext:value-type="float">
            <text:p>116.9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6144" calcext:value-type="float">
            <text:p>116.9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7" calcext:value-type="float">
            <text:p>116.9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3952" calcext:value-type="float">
            <text:p>116.9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3952" calcext:value-type="float">
            <text:p>116.9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9192" calcext:value-type="float">
            <text:p>116.9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3096" calcext:value-type="float">
            <text:p>116.9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4808" calcext:value-type="float">
            <text:p>116.9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7856" calcext:value-type="float">
            <text:p>116.9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7856" calcext:value-type="float">
            <text:p>116.9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7" calcext:value-type="float">
            <text:p>116.9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9192" calcext:value-type="float">
            <text:p>116.9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0048" calcext:value-type="float">
            <text:p>116.9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0048" calcext:value-type="float">
            <text:p>116.9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0048" calcext:value-type="float">
            <text:p>116.9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8712" calcext:value-type="float">
            <text:p>116.9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7856" calcext:value-type="float">
            <text:p>116.9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4808" calcext:value-type="float">
            <text:p>116.9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4808" calcext:value-type="float">
            <text:p>116.9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7856" calcext:value-type="float">
            <text:p>116.9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3096" calcext:value-type="float">
            <text:p>116.9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3096" calcext:value-type="float">
            <text:p>116.9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6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9192" calcext:value-type="float">
            <text:p>116.9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9192" calcext:value-type="float">
            <text:p>116.9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4808" calcext:value-type="float">
            <text:p>116.9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8712" calcext:value-type="float">
            <text:p>116.9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6144" calcext:value-type="float">
            <text:p>116.9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176" calcext:value-type="float">
            <text:p>116.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0904" calcext:value-type="float">
            <text:p>116.9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6144" calcext:value-type="float">
            <text:p>116.9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652" calcext:value-type="float">
            <text:p>116.9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9568" calcext:value-type="float">
            <text:p>116.9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7856" calcext:value-type="float">
            <text:p>116.9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5664" calcext:value-type="float">
            <text:p>116.9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0048" calcext:value-type="float">
            <text:p>116.9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7" calcext:value-type="float">
            <text:p>116.9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0048" calcext:value-type="float">
            <text:p>116.9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2616" calcext:value-type="float">
            <text:p>116.9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176" calcext:value-type="float">
            <text:p>116.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2616" calcext:value-type="float">
            <text:p>116.9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652" calcext:value-type="float">
            <text:p>116.9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5664" calcext:value-type="float">
            <text:p>116.9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0904" calcext:value-type="float">
            <text:p>116.9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0904" calcext:value-type="float">
            <text:p>116.9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4808" calcext:value-type="float">
            <text:p>116.9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7856" calcext:value-type="float">
            <text:p>116.9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6144" calcext:value-type="float">
            <text:p>116.9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0048" calcext:value-type="float">
            <text:p>116.9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7" calcext:value-type="float">
            <text:p>116.9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0048" calcext:value-type="float">
            <text:p>116.9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6144" calcext:value-type="float">
            <text:p>116.9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0904" calcext:value-type="float">
            <text:p>116.9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4808" calcext:value-type="float">
            <text:p>116.9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7856" calcext:value-type="float">
            <text:p>116.9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0904" calcext:value-type="float">
            <text:p>116.9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3952" calcext:value-type="float">
            <text:p>116.9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4808" calcext:value-type="float">
            <text:p>116.9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4808" calcext:value-type="float">
            <text:p>116.9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7856" calcext:value-type="float">
            <text:p>116.9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0904" calcext:value-type="float">
            <text:p>116.9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7" calcext:value-type="float">
            <text:p>116.9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9192" calcext:value-type="float">
            <text:p>116.9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0904" calcext:value-type="float">
            <text:p>116.9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9192" calcext:value-type="float">
            <text:p>116.9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7" calcext:value-type="float">
            <text:p>116.9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2616" calcext:value-type="float">
            <text:p>116.9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8232" calcext:value-type="float">
            <text:p>116.9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176" calcext:value-type="float">
            <text:p>116.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0904" calcext:value-type="float">
            <text:p>116.9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0048" calcext:value-type="float">
            <text:p>116.9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9192" calcext:value-type="float">
            <text:p>116.9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9568" calcext:value-type="float">
            <text:p>116.9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176" calcext:value-type="float">
            <text:p>116.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7856" calcext:value-type="float">
            <text:p>116.9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7856" calcext:value-type="float">
            <text:p>116.9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9192" calcext:value-type="float">
            <text:p>116.9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3952" calcext:value-type="float">
            <text:p>116.9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0904" calcext:value-type="float">
            <text:p>116.9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0904" calcext:value-type="float">
            <text:p>116.9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7856" calcext:value-type="float">
            <text:p>116.9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0904" calcext:value-type="float">
            <text:p>116.9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0048" calcext:value-type="float">
            <text:p>116.9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0048" calcext:value-type="float">
            <text:p>116.9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8712" calcext:value-type="float">
            <text:p>116.9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4808" calcext:value-type="float">
            <text:p>116.9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7" calcext:value-type="float">
            <text:p>116.9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7856" calcext:value-type="float">
            <text:p>116.9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7856" calcext:value-type="float">
            <text:p>116.9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3952" calcext:value-type="float">
            <text:p>116.9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6144" calcext:value-type="float">
            <text:p>116.9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3952" calcext:value-type="float">
            <text:p>116.9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0904" calcext:value-type="float">
            <text:p>116.9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3952" calcext:value-type="float">
            <text:p>116.9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3952" calcext:value-type="float">
            <text:p>116.9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3952" calcext:value-type="float">
            <text:p>116.9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7" calcext:value-type="float">
            <text:p>116.9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3952" calcext:value-type="float">
            <text:p>116.9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3952" calcext:value-type="float">
            <text:p>116.9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0048" calcext:value-type="float">
            <text:p>116.9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6144" calcext:value-type="float">
            <text:p>116.9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0904" calcext:value-type="float">
            <text:p>116.9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3952" calcext:value-type="float">
            <text:p>116.9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6144" calcext:value-type="float">
            <text:p>116.9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3096" calcext:value-type="float">
            <text:p>116.9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0048" calcext:value-type="float">
            <text:p>116.9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9192" calcext:value-type="float">
            <text:p>116.9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3096" calcext:value-type="float">
            <text:p>116.9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176" calcext:value-type="float">
            <text:p>116.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7" calcext:value-type="float">
            <text:p>116.9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6144" calcext:value-type="float">
            <text:p>116.9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9192" calcext:value-type="float">
            <text:p>116.9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6144" calcext:value-type="float">
            <text:p>116.9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0048" calcext:value-type="float">
            <text:p>116.9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7" calcext:value-type="float">
            <text:p>116.9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3096" calcext:value-type="float">
            <text:p>116.9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9192" calcext:value-type="float">
            <text:p>116.9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6144" calcext:value-type="float">
            <text:p>116.9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6144" calcext:value-type="float">
            <text:p>116.9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9192" calcext:value-type="float">
            <text:p>116.9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9192" calcext:value-type="float">
            <text:p>116.9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3096" calcext:value-type="float">
            <text:p>116.9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6144" calcext:value-type="float">
            <text:p>116.9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5288" calcext:value-type="float">
            <text:p>116.9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9192" calcext:value-type="float">
            <text:p>116.9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6144" calcext:value-type="float">
            <text:p>116.9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8336" calcext:value-type="float">
            <text:p>116.9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1384" calcext:value-type="float">
            <text:p>116.9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8336" calcext:value-type="float">
            <text:p>116.9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1384" calcext:value-type="float">
            <text:p>116.9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8336" calcext:value-type="float">
            <text:p>116.9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1384" calcext:value-type="float">
            <text:p>116.9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4432" calcext:value-type="float">
            <text:p>116.9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8336" calcext:value-type="float">
            <text:p>116.9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8336" calcext:value-type="float">
            <text:p>116.9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1384" calcext:value-type="float">
            <text:p>116.9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748" calcext:value-type="float">
            <text:p>116.9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748" calcext:value-type="float">
            <text:p>116.9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5288" calcext:value-type="float">
            <text:p>116.9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4432" calcext:value-type="float">
            <text:p>116.9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0528" calcext:value-type="float">
            <text:p>117.0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8336" calcext:value-type="float">
            <text:p>116.9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4432" calcext:value-type="float">
            <text:p>116.9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3576" calcext:value-type="float">
            <text:p>117.0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3576" calcext:value-type="float">
            <text:p>117.0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3576" calcext:value-type="float">
            <text:p>117.0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272" calcext:value-type="float">
            <text:p>117.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0528" calcext:value-type="float">
            <text:p>117.0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1384" calcext:value-type="float">
            <text:p>116.9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748" calcext:value-type="float">
            <text:p>116.9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8336" calcext:value-type="float">
            <text:p>116.9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8336" calcext:value-type="float">
            <text:p>116.9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4432" calcext:value-type="float">
            <text:p>116.9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748" calcext:value-type="float">
            <text:p>116.9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748" calcext:value-type="float">
            <text:p>116.9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0528" calcext:value-type="float">
            <text:p>117.0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6624" calcext:value-type="float">
            <text:p>117.0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9672" calcext:value-type="float">
            <text:p>117.0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9672" calcext:value-type="float">
            <text:p>117.0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3576" calcext:value-type="float">
            <text:p>117.0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3576" calcext:value-type="float">
            <text:p>117.0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4432" calcext:value-type="float">
            <text:p>116.9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0528" calcext:value-type="float">
            <text:p>117.0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748" calcext:value-type="float">
            <text:p>116.9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6624" calcext:value-type="float">
            <text:p>117.0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0528" calcext:value-type="float">
            <text:p>117.0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748" calcext:value-type="float">
            <text:p>116.9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748" calcext:value-type="float">
            <text:p>116.9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3576" calcext:value-type="float">
            <text:p>117.0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9672" calcext:value-type="float">
            <text:p>117.0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9672" calcext:value-type="float">
            <text:p>117.0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8816" calcext:value-type="float">
            <text:p>117.0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3576" calcext:value-type="float">
            <text:p>117.0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0528" calcext:value-type="float">
            <text:p>117.0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4432" calcext:value-type="float">
            <text:p>116.9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0528" calcext:value-type="float">
            <text:p>117.0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6624" calcext:value-type="float">
            <text:p>117.0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3576" calcext:value-type="float">
            <text:p>117.0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0528" calcext:value-type="float">
            <text:p>117.0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748" calcext:value-type="float">
            <text:p>116.9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0528" calcext:value-type="float">
            <text:p>117.0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0528" calcext:value-type="float">
            <text:p>117.0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3576" calcext:value-type="float">
            <text:p>117.0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4432" calcext:value-type="float">
            <text:p>116.9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0528" calcext:value-type="float">
            <text:p>117.0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4432" calcext:value-type="float">
            <text:p>116.9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1384" calcext:value-type="float">
            <text:p>116.9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748" calcext:value-type="float">
            <text:p>116.9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6624" calcext:value-type="float">
            <text:p>117.0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9672" calcext:value-type="float">
            <text:p>117.0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0528" calcext:value-type="float">
            <text:p>117.0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6624" calcext:value-type="float">
            <text:p>117.0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748" calcext:value-type="float">
            <text:p>116.9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3576" calcext:value-type="float">
            <text:p>117.0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748" calcext:value-type="float">
            <text:p>116.9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0528" calcext:value-type="float">
            <text:p>117.0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0528" calcext:value-type="float">
            <text:p>117.0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748" calcext:value-type="float">
            <text:p>116.9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748" calcext:value-type="float">
            <text:p>116.9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4432" calcext:value-type="float">
            <text:p>116.9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1384" calcext:value-type="float">
            <text:p>116.9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8336" calcext:value-type="float">
            <text:p>116.9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748" calcext:value-type="float">
            <text:p>116.9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4432" calcext:value-type="float">
            <text:p>116.9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4432" calcext:value-type="float">
            <text:p>116.9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8336" calcext:value-type="float">
            <text:p>116.9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5288" calcext:value-type="float">
            <text:p>116.9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5288" calcext:value-type="float">
            <text:p>116.9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6144" calcext:value-type="float">
            <text:p>116.9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3952" calcext:value-type="float">
            <text:p>116.9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9192" calcext:value-type="float">
            <text:p>116.9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3096" calcext:value-type="float">
            <text:p>116.9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7856" calcext:value-type="float">
            <text:p>116.9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7" calcext:value-type="float">
            <text:p>116.9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7" calcext:value-type="float">
            <text:p>116.9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0904" calcext:value-type="float">
            <text:p>116.9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8712" calcext:value-type="float">
            <text:p>116.9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4808" calcext:value-type="float">
            <text:p>116.9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176" calcext:value-type="float">
            <text:p>116.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8712" calcext:value-type="float">
            <text:p>116.9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5664" calcext:value-type="float">
            <text:p>116.9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7856" calcext:value-type="float">
            <text:p>116.9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7856" calcext:value-type="float">
            <text:p>116.9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4808" calcext:value-type="float">
            <text:p>116.9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4808" calcext:value-type="float">
            <text:p>116.9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176" calcext:value-type="float">
            <text:p>116.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5664" calcext:value-type="float">
            <text:p>116.9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5664" calcext:value-type="float">
            <text:p>116.9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176" calcext:value-type="float">
            <text:p>116.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8712" calcext:value-type="float">
            <text:p>116.9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4808" calcext:value-type="float">
            <text:p>116.9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8712" calcext:value-type="float">
            <text:p>116.9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2616" calcext:value-type="float">
            <text:p>116.9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5664" calcext:value-type="float">
            <text:p>116.9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7856" calcext:value-type="float">
            <text:p>116.9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5664" calcext:value-type="float">
            <text:p>116.9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9568" calcext:value-type="float">
            <text:p>116.9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652" calcext:value-type="float">
            <text:p>116.9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652" calcext:value-type="float">
            <text:p>116.9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4328" calcext:value-type="float">
            <text:p>116.9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2616" calcext:value-type="float">
            <text:p>116.9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7376" calcext:value-type="float">
            <text:p>116.9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0424" calcext:value-type="float">
            <text:p>116.9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5664" calcext:value-type="float">
            <text:p>116.9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7376" calcext:value-type="float">
            <text:p>116.9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8232" calcext:value-type="float">
            <text:p>116.9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4328" calcext:value-type="float">
            <text:p>116.9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128" calcext:value-type="float">
            <text:p>116.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4328" calcext:value-type="float">
            <text:p>116.9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652" calcext:value-type="float">
            <text:p>116.9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7376" calcext:value-type="float">
            <text:p>116.9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4328" calcext:value-type="float">
            <text:p>116.9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8232" calcext:value-type="float">
            <text:p>116.9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4328" calcext:value-type="float">
            <text:p>116.9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128" calcext:value-type="float">
            <text:p>116.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2136" calcext:value-type="float">
            <text:p>116.9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9088" calcext:value-type="float">
            <text:p>116.9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8232" calcext:value-type="float">
            <text:p>116.9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8232" calcext:value-type="float">
            <text:p>116.9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4328" calcext:value-type="float">
            <text:p>116.9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128" calcext:value-type="float">
            <text:p>116.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8232" calcext:value-type="float">
            <text:p>116.9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0424" calcext:value-type="float">
            <text:p>116.9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128" calcext:value-type="float">
            <text:p>116.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2992" calcext:value-type="float">
            <text:p>116.9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9088" calcext:value-type="float">
            <text:p>116.9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604" calcext:value-type="float">
            <text:p>116.9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9088" calcext:value-type="float">
            <text:p>116.9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5184" calcext:value-type="float">
            <text:p>116.9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2136" calcext:value-type="float">
            <text:p>116.9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2136" calcext:value-type="float">
            <text:p>116.9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8232" calcext:value-type="float">
            <text:p>116.9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604" calcext:value-type="float">
            <text:p>116.9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5184" calcext:value-type="float">
            <text:p>116.9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604" calcext:value-type="float">
            <text:p>116.9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6896" calcext:value-type="float">
            <text:p>116.8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2992" calcext:value-type="float">
            <text:p>116.9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5184" calcext:value-type="float">
            <text:p>116.9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9944" calcext:value-type="float">
            <text:p>116.8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604" calcext:value-type="float">
            <text:p>116.9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9088" calcext:value-type="float">
            <text:p>116.9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2992" calcext:value-type="float">
            <text:p>116.9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08" calcext:value-type="float">
            <text:p>116.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5184" calcext:value-type="float">
            <text:p>116.9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9088" calcext:value-type="float">
            <text:p>116.9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9944" calcext:value-type="float">
            <text:p>116.8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9944" calcext:value-type="float">
            <text:p>116.8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8232" calcext:value-type="float">
            <text:p>116.9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2992" calcext:value-type="float">
            <text:p>116.9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9944" calcext:value-type="float">
            <text:p>116.8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6896" calcext:value-type="float">
            <text:p>116.8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9088" calcext:value-type="float">
            <text:p>116.9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5184" calcext:value-type="float">
            <text:p>116.9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2136" calcext:value-type="float">
            <text:p>116.9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2136" calcext:value-type="float">
            <text:p>116.9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2136" calcext:value-type="float">
            <text:p>116.9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604" calcext:value-type="float">
            <text:p>116.9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2992" calcext:value-type="float">
            <text:p>116.9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2992" calcext:value-type="float">
            <text:p>116.9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5184" calcext:value-type="float">
            <text:p>116.9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604" calcext:value-type="float">
            <text:p>116.9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8232" calcext:value-type="float">
            <text:p>116.9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2992" calcext:value-type="float">
            <text:p>116.9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9944" calcext:value-type="float">
            <text:p>116.8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9088" calcext:value-type="float">
            <text:p>116.9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9088" calcext:value-type="float">
            <text:p>116.9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9088" calcext:value-type="float">
            <text:p>116.9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2136" calcext:value-type="float">
            <text:p>116.9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9088" calcext:value-type="float">
            <text:p>116.9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2992" calcext:value-type="float">
            <text:p>116.9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8232" calcext:value-type="float">
            <text:p>116.9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2136" calcext:value-type="float">
            <text:p>116.9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9944" calcext:value-type="float">
            <text:p>116.8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3848" calcext:value-type="float">
            <text:p>116.8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2992" calcext:value-type="float">
            <text:p>116.9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128" calcext:value-type="float">
            <text:p>116.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0424" calcext:value-type="float">
            <text:p>116.9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9088" calcext:value-type="float">
            <text:p>116.9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9944" calcext:value-type="float">
            <text:p>116.8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604" calcext:value-type="float">
            <text:p>116.9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7376" calcext:value-type="float">
            <text:p>116.9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2136" calcext:value-type="float">
            <text:p>116.9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9088" calcext:value-type="float">
            <text:p>116.9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8232" calcext:value-type="float">
            <text:p>116.9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2136" calcext:value-type="float">
            <text:p>116.9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08" calcext:value-type="float">
            <text:p>116.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2136" calcext:value-type="float">
            <text:p>116.9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128" calcext:value-type="float">
            <text:p>116.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9088" calcext:value-type="float">
            <text:p>116.9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604" calcext:value-type="float">
            <text:p>116.9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9088" calcext:value-type="float">
            <text:p>116.9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7376" calcext:value-type="float">
            <text:p>116.9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7376" calcext:value-type="float">
            <text:p>116.9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604" calcext:value-type="float">
            <text:p>116.9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2992" calcext:value-type="float">
            <text:p>116.9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5184" calcext:value-type="float">
            <text:p>116.9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4328" calcext:value-type="float">
            <text:p>116.9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7376" calcext:value-type="float">
            <text:p>116.9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128" calcext:value-type="float">
            <text:p>116.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9088" calcext:value-type="float">
            <text:p>116.9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8232" calcext:value-type="float">
            <text:p>116.9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7376" calcext:value-type="float">
            <text:p>116.9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5184" calcext:value-type="float">
            <text:p>116.9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0424" calcext:value-type="float">
            <text:p>116.9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3472" calcext:value-type="float">
            <text:p>116.9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0424" calcext:value-type="float">
            <text:p>116.9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7376" calcext:value-type="float">
            <text:p>116.9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7376" calcext:value-type="float">
            <text:p>116.9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0424" calcext:value-type="float">
            <text:p>116.9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604" calcext:value-type="float">
            <text:p>116.9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9088" calcext:value-type="float">
            <text:p>116.9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5664" calcext:value-type="float">
            <text:p>116.9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0424" calcext:value-type="float">
            <text:p>116.9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3472" calcext:value-type="float">
            <text:p>116.9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9568" calcext:value-type="float">
            <text:p>116.9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9568" calcext:value-type="float">
            <text:p>116.9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3472" calcext:value-type="float">
            <text:p>116.9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9568" calcext:value-type="float">
            <text:p>116.9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176" calcext:value-type="float">
            <text:p>116.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4328" calcext:value-type="float">
            <text:p>116.9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652" calcext:value-type="float">
            <text:p>116.9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9568" calcext:value-type="float">
            <text:p>116.9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9568" calcext:value-type="float">
            <text:p>116.9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5664" calcext:value-type="float">
            <text:p>116.9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3472" calcext:value-type="float">
            <text:p>116.9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0904" calcext:value-type="float">
            <text:p>116.9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5664" calcext:value-type="float">
            <text:p>116.9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652" calcext:value-type="float">
            <text:p>116.9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4808" calcext:value-type="float">
            <text:p>116.9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176" calcext:value-type="float">
            <text:p>116.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9568" calcext:value-type="float">
            <text:p>116.9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4808" calcext:value-type="float">
            <text:p>116.9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3472" calcext:value-type="float">
            <text:p>116.9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0048" calcext:value-type="float">
            <text:p>116.9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3952" calcext:value-type="float">
            <text:p>116.9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0048" calcext:value-type="float">
            <text:p>116.9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8336" calcext:value-type="float">
            <text:p>116.9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5664" calcext:value-type="float">
            <text:p>116.9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9568" calcext:value-type="float">
            <text:p>116.9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5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4808" calcext:value-type="float">
            <text:p>116.9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4808" calcext:value-type="float">
            <text:p>116.9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0048" calcext:value-type="float">
            <text:p>116.9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3952" calcext:value-type="float">
            <text:p>116.9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0048" calcext:value-type="float">
            <text:p>116.9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8336" calcext:value-type="float">
            <text:p>116.9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7" calcext:value-type="float">
            <text:p>116.9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5664" calcext:value-type="float">
            <text:p>116.9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7" calcext:value-type="float">
            <text:p>116.9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3096" calcext:value-type="float">
            <text:p>116.9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5664" calcext:value-type="float">
            <text:p>116.9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0904" calcext:value-type="float">
            <text:p>116.9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6144" calcext:value-type="float">
            <text:p>116.9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5288" calcext:value-type="float">
            <text:p>116.9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9192" calcext:value-type="float">
            <text:p>116.9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3096" calcext:value-type="float">
            <text:p>116.9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6144" calcext:value-type="float">
            <text:p>116.9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1384" calcext:value-type="float">
            <text:p>116.9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3096" calcext:value-type="float">
            <text:p>116.9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7" calcext:value-type="float">
            <text:p>116.9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4432" calcext:value-type="float">
            <text:p>116.9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4432" calcext:value-type="float">
            <text:p>116.9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1384" calcext:value-type="float">
            <text:p>116.9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1384" calcext:value-type="float">
            <text:p>116.9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748" calcext:value-type="float">
            <text:p>116.9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4432" calcext:value-type="float">
            <text:p>116.9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3576" calcext:value-type="float">
            <text:p>117.0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0528" calcext:value-type="float">
            <text:p>117.0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8336" calcext:value-type="float">
            <text:p>116.9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3576" calcext:value-type="float">
            <text:p>117.0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4432" calcext:value-type="float">
            <text:p>116.9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272" calcext:value-type="float">
            <text:p>117.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9672" calcext:value-type="float">
            <text:p>117.0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748" calcext:value-type="float">
            <text:p>116.9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4432" calcext:value-type="float">
            <text:p>116.9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272" calcext:value-type="float">
            <text:p>117.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8816" calcext:value-type="float">
            <text:p>117.0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6624" calcext:value-type="float">
            <text:p>117.0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8816" calcext:value-type="float">
            <text:p>117.0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748" calcext:value-type="float">
            <text:p>116.9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1384" calcext:value-type="float">
            <text:p>116.9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272" calcext:value-type="float">
            <text:p>117.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9672" calcext:value-type="float">
            <text:p>117.0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272" calcext:value-type="float">
            <text:p>117.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4912" calcext:value-type="float">
            <text:p>117.0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1864" calcext:value-type="float">
            <text:p>117.0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6624" calcext:value-type="float">
            <text:p>117.0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6624" calcext:value-type="float">
            <text:p>117.0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9672" calcext:value-type="float">
            <text:p>117.0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272" calcext:value-type="float">
            <text:p>117.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1864" calcext:value-type="float">
            <text:p>117.0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8816" calcext:value-type="float">
            <text:p>117.0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748" calcext:value-type="float">
            <text:p>116.9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748" calcext:value-type="float">
            <text:p>116.9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796" calcext:value-type="float">
            <text:p>117.0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6624" calcext:value-type="float">
            <text:p>117.0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4056" calcext:value-type="float">
            <text:p>117.0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1864" calcext:value-type="float">
            <text:p>117.0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1008" calcext:value-type="float">
            <text:p>117.0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5768" calcext:value-type="float">
            <text:p>117.0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6624" calcext:value-type="float">
            <text:p>117.0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9672" calcext:value-type="float">
            <text:p>117.0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8816" calcext:value-type="float">
            <text:p>117.0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1008" calcext:value-type="float">
            <text:p>117.0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1864" calcext:value-type="float">
            <text:p>117.0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1864" calcext:value-type="float">
            <text:p>117.0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5768" calcext:value-type="float">
            <text:p>117.0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1864" calcext:value-type="float">
            <text:p>117.0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4056" calcext:value-type="float">
            <text:p>117.0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0152" calcext:value-type="float">
            <text:p>117.0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7104" calcext:value-type="float">
            <text:p>117.0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0152" calcext:value-type="float">
            <text:p>117.0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1008" calcext:value-type="float">
            <text:p>117.0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4056" calcext:value-type="float">
            <text:p>117.0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1008" calcext:value-type="float">
            <text:p>117.0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7104" calcext:value-type="float">
            <text:p>117.0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4056" calcext:value-type="float">
            <text:p>117.0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4056" calcext:value-type="float">
            <text:p>117.0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4912" calcext:value-type="float">
            <text:p>117.0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4056" calcext:value-type="float">
            <text:p>117.0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7104" calcext:value-type="float">
            <text:p>117.0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8336" calcext:value-type="float">
            <text:p>116.9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4912" calcext:value-type="float">
            <text:p>117.0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1008" calcext:value-type="float">
            <text:p>117.0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1864" calcext:value-type="float">
            <text:p>117.0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4912" calcext:value-type="float">
            <text:p>117.0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4912" calcext:value-type="float">
            <text:p>117.0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1864" calcext:value-type="float">
            <text:p>117.0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5768" calcext:value-type="float">
            <text:p>117.0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9672" calcext:value-type="float">
            <text:p>117.0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1008" calcext:value-type="float">
            <text:p>117.0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8816" calcext:value-type="float">
            <text:p>117.0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6624" calcext:value-type="float">
            <text:p>117.0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6624" calcext:value-type="float">
            <text:p>117.0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0528" calcext:value-type="float">
            <text:p>117.0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9672" calcext:value-type="float">
            <text:p>117.0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0528" calcext:value-type="float">
            <text:p>117.0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0528" calcext:value-type="float">
            <text:p>117.0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3576" calcext:value-type="float">
            <text:p>117.0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6624" calcext:value-type="float">
            <text:p>117.0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0528" calcext:value-type="float">
            <text:p>117.0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0528" calcext:value-type="float">
            <text:p>117.0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3576" calcext:value-type="float">
            <text:p>117.0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0528" calcext:value-type="float">
            <text:p>117.0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1384" calcext:value-type="float">
            <text:p>116.9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5288" calcext:value-type="float">
            <text:p>116.9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9192" calcext:value-type="float">
            <text:p>116.9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9192" calcext:value-type="float">
            <text:p>116.9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9192" calcext:value-type="float">
            <text:p>116.9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6144" calcext:value-type="float">
            <text:p>116.9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3096" calcext:value-type="float">
            <text:p>116.9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0048" calcext:value-type="float">
            <text:p>116.9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7" calcext:value-type="float">
            <text:p>116.9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3952" calcext:value-type="float">
            <text:p>116.9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3096" calcext:value-type="float">
            <text:p>116.9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0048" calcext:value-type="float">
            <text:p>116.9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3952" calcext:value-type="float">
            <text:p>116.9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3952" calcext:value-type="float">
            <text:p>116.9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3952" calcext:value-type="float">
            <text:p>116.9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0904" calcext:value-type="float">
            <text:p>116.9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7856" calcext:value-type="float">
            <text:p>116.9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4808" calcext:value-type="float">
            <text:p>116.9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176" calcext:value-type="float">
            <text:p>116.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8712" calcext:value-type="float">
            <text:p>116.9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176" calcext:value-type="float">
            <text:p>116.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176" calcext:value-type="float">
            <text:p>116.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8712" calcext:value-type="float">
            <text:p>116.9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9568" calcext:value-type="float">
            <text:p>116.9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9568" calcext:value-type="float">
            <text:p>116.9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9568" calcext:value-type="float">
            <text:p>116.9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2616" calcext:value-type="float">
            <text:p>116.9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3472" calcext:value-type="float">
            <text:p>116.9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7376" calcext:value-type="float">
            <text:p>116.9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0424" calcext:value-type="float">
            <text:p>116.9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7376" calcext:value-type="float">
            <text:p>116.9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4328" calcext:value-type="float">
            <text:p>116.9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4328" calcext:value-type="float">
            <text:p>116.9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128" calcext:value-type="float">
            <text:p>116.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128" calcext:value-type="float">
            <text:p>116.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2136" calcext:value-type="float">
            <text:p>116.9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8232" calcext:value-type="float">
            <text:p>116.9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5184" calcext:value-type="float">
            <text:p>116.9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9088" calcext:value-type="float">
            <text:p>116.9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9088" calcext:value-type="float">
            <text:p>116.9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9944" calcext:value-type="float">
            <text:p>116.8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2992" calcext:value-type="float">
            <text:p>116.9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2992" calcext:value-type="float">
            <text:p>116.9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6896" calcext:value-type="float">
            <text:p>116.8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9944" calcext:value-type="float">
            <text:p>116.8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9944" calcext:value-type="float">
            <text:p>116.8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6896" calcext:value-type="float">
            <text:p>116.8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84704" calcext:value-type="float">
            <text:p>116.8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8608" calcext:value-type="float">
            <text:p>116.8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8608" calcext:value-type="float">
            <text:p>116.8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8608" calcext:value-type="float">
            <text:p>116.8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84704" calcext:value-type="float">
            <text:p>116.8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8608" calcext:value-type="float">
            <text:p>116.8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2512" calcext:value-type="float">
            <text:p>116.8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9464" calcext:value-type="float">
            <text:p>116.8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556" calcext:value-type="float">
            <text:p>116.8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556" calcext:value-type="float">
            <text:p>116.8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9464" calcext:value-type="float">
            <text:p>116.8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57272" calcext:value-type="float">
            <text:p>116.8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3368" calcext:value-type="float">
            <text:p>116.8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032" calcext:value-type="float">
            <text:p>116.8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8128" calcext:value-type="float">
            <text:p>116.8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8128" calcext:value-type="float">
            <text:p>116.8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508" calcext:value-type="float">
            <text:p>116.8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508" calcext:value-type="float">
            <text:p>116.8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8128" calcext:value-type="float">
            <text:p>116.8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508" calcext:value-type="float">
            <text:p>116.8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8984" calcext:value-type="float">
            <text:p>116.8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2888" calcext:value-type="float">
            <text:p>116.8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2888" calcext:value-type="float">
            <text:p>116.8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2888" calcext:value-type="float">
            <text:p>116.8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6792" calcext:value-type="float">
            <text:p>116.8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3744" calcext:value-type="float">
            <text:p>116.8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6792" calcext:value-type="float">
            <text:p>116.8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6792" calcext:value-type="float">
            <text:p>116.8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6792" calcext:value-type="float">
            <text:p>116.8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3744" calcext:value-type="float">
            <text:p>116.8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146" calcext:value-type="float">
            <text:p>116.8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11552" calcext:value-type="float">
            <text:p>116.8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17648" calcext:value-type="float">
            <text:p>116.8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146" calcext:value-type="float">
            <text:p>116.8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936" calcext:value-type="float">
            <text:p>116.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6312" calcext:value-type="float">
            <text:p>116.7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936" calcext:value-type="float">
            <text:p>116.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02408" calcext:value-type="float">
            <text:p>116.8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936" calcext:value-type="float">
            <text:p>116.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0216" calcext:value-type="float">
            <text:p>116.7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8412" calcext:value-type="float">
            <text:p>116.7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8412" calcext:value-type="float">
            <text:p>116.7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87168" calcext:value-type="float">
            <text:p>116.7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81072" calcext:value-type="float">
            <text:p>116.7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78024" calcext:value-type="float">
            <text:p>116.7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71928" calcext:value-type="float">
            <text:p>116.7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6888" calcext:value-type="float">
            <text:p>116.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364" calcext:value-type="float">
            <text:p>116.7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7544" calcext:value-type="float">
            <text:p>116.7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6888" calcext:value-type="float">
            <text:p>116.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9736" calcext:value-type="float">
            <text:p>116.7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78024" calcext:value-type="float">
            <text:p>116.7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71928" calcext:value-type="float">
            <text:p>116.7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62784" calcext:value-type="float">
            <text:p>116.7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65832" calcext:value-type="float">
            <text:p>116.7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9736" calcext:value-type="float">
            <text:p>116.7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9736" calcext:value-type="float">
            <text:p>116.7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6688" calcext:value-type="float">
            <text:p>116.7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364" calcext:value-type="float">
            <text:p>116.7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6688" calcext:value-type="float">
            <text:p>116.7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0592" calcext:value-type="float">
            <text:p>116.7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0592" calcext:value-type="float">
            <text:p>116.7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4496" calcext:value-type="float">
            <text:p>116.7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7544" calcext:value-type="float">
            <text:p>116.7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4496" calcext:value-type="float">
            <text:p>116.7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0592" calcext:value-type="float">
            <text:p>116.7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1448" calcext:value-type="float">
            <text:p>116.7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84" calcext:value-type="float">
            <text:p>116.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9256" calcext:value-type="float">
            <text:p>116.7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9256" calcext:value-type="float">
            <text:p>116.7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6208" calcext:value-type="float">
            <text:p>116.7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6208" calcext:value-type="float">
            <text:p>116.7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9256" calcext:value-type="float">
            <text:p>116.7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6208" calcext:value-type="float">
            <text:p>116.7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17064" calcext:value-type="float">
            <text:p>116.7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14016" calcext:value-type="float">
            <text:p>116.7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10968" calcext:value-type="float">
            <text:p>116.7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10968" calcext:value-type="float">
            <text:p>116.7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10968" calcext:value-type="float">
            <text:p>116.7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316" calcext:value-type="float">
            <text:p>116.7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14016" calcext:value-type="float">
            <text:p>116.7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74392" calcext:value-type="float">
            <text:p>116.6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9268" calcext:value-type="float">
            <text:p>116.6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9632" calcext:value-type="float">
            <text:p>116.6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9632" calcext:value-type="float">
            <text:p>116.6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3536" calcext:value-type="float">
            <text:p>116.6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7744" calcext:value-type="float">
            <text:p>116.6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3536" calcext:value-type="float">
            <text:p>116.6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9632" calcext:value-type="float">
            <text:p>116.6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9268" calcext:value-type="float">
            <text:p>116.6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9632" calcext:value-type="float">
            <text:p>116.6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3536" calcext:value-type="float">
            <text:p>116.6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6584" calcext:value-type="float">
            <text:p>116.6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6584" calcext:value-type="float">
            <text:p>116.6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7744" calcext:value-type="float">
            <text:p>116.6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622" calcext:value-type="float">
            <text:p>116.6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696" calcext:value-type="float">
            <text:p>116.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622" calcext:value-type="float">
            <text:p>116.6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68296" calcext:value-type="float">
            <text:p>116.6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3912" calcext:value-type="float">
            <text:p>116.6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0864" calcext:value-type="float">
            <text:p>116.6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622" calcext:value-type="float">
            <text:p>116.6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3056" calcext:value-type="float">
            <text:p>116.6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696" calcext:value-type="float">
            <text:p>116.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3912" calcext:value-type="float">
            <text:p>116.6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3912" calcext:value-type="float">
            <text:p>116.6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25624" calcext:value-type="float">
            <text:p>116.6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0008" calcext:value-type="float">
            <text:p>116.6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71344" calcext:value-type="float">
            <text:p>116.6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3912" calcext:value-type="float">
            <text:p>116.6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3172" calcext:value-type="float">
            <text:p>116.6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696" calcext:value-type="float">
            <text:p>116.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696" calcext:value-type="float">
            <text:p>116.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37816" calcext:value-type="float">
            <text:p>116.6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3056" calcext:value-type="float">
            <text:p>116.6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3056" calcext:value-type="float">
            <text:p>116.6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37816" calcext:value-type="float">
            <text:p>116.6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9528" calcext:value-type="float">
            <text:p>116.6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28672" calcext:value-type="float">
            <text:p>116.6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28672" calcext:value-type="float">
            <text:p>116.6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9528" calcext:value-type="float">
            <text:p>116.6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9528" calcext:value-type="float">
            <text:p>116.6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25624" calcext:value-type="float">
            <text:p>116.6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07336" calcext:value-type="float">
            <text:p>116.6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648" calcext:value-type="float">
            <text:p>116.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22576" calcext:value-type="float">
            <text:p>116.6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0384" calcext:value-type="float">
            <text:p>116.6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92096" calcext:value-type="float">
            <text:p>116.5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98192" calcext:value-type="float">
            <text:p>116.5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0384" calcext:value-type="float">
            <text:p>116.6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0384" calcext:value-type="float">
            <text:p>116.6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04288" calcext:value-type="float">
            <text:p>116.6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95144" calcext:value-type="float">
            <text:p>116.5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98192" calcext:value-type="float">
            <text:p>116.5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3432" calcext:value-type="float">
            <text:p>116.6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3808" calcext:value-type="float">
            <text:p>116.5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64664" calcext:value-type="float">
            <text:p>116.5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98192" calcext:value-type="float">
            <text:p>116.5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2952" calcext:value-type="float">
            <text:p>116.5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9048" calcext:value-type="float">
            <text:p>116.5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3808" calcext:value-type="float">
            <text:p>116.5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95144" calcext:value-type="float">
            <text:p>116.5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64664" calcext:value-type="float">
            <text:p>116.5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076" calcext:value-type="float">
            <text:p>116.5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2952" calcext:value-type="float">
            <text:p>116.5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95144" calcext:value-type="float">
            <text:p>116.5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64664" calcext:value-type="float">
            <text:p>116.5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67712" calcext:value-type="float">
            <text:p>116.5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6856" calcext:value-type="float">
            <text:p>116.5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64664" calcext:value-type="float">
            <text:p>116.5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076" calcext:value-type="float">
            <text:p>116.5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076" calcext:value-type="float">
            <text:p>116.5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67712" calcext:value-type="float">
            <text:p>116.5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67712" calcext:value-type="float">
            <text:p>116.5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6376" calcext:value-type="float">
            <text:p>116.5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61616" calcext:value-type="float">
            <text:p>116.5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5552" calcext:value-type="float">
            <text:p>116.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64664" calcext:value-type="float">
            <text:p>116.5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67712" calcext:value-type="float">
            <text:p>116.5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52472" calcext:value-type="float">
            <text:p>116.5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9424" calcext:value-type="float">
            <text:p>116.5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9424" calcext:value-type="float">
            <text:p>116.5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34184" calcext:value-type="float">
            <text:p>116.5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028" calcext:value-type="float">
            <text:p>116.5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5552" calcext:value-type="float">
            <text:p>116.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3328" calcext:value-type="float">
            <text:p>116.5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9424" calcext:value-type="float">
            <text:p>116.5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3328" calcext:value-type="float">
            <text:p>116.5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3328" calcext:value-type="float">
            <text:p>116.5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028" calcext:value-type="float">
            <text:p>116.5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3328" calcext:value-type="float">
            <text:p>116.5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28088" calcext:value-type="float">
            <text:p>116.5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31136" calcext:value-type="float">
            <text:p>116.5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3328" calcext:value-type="float">
            <text:p>116.5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28088" calcext:value-type="float">
            <text:p>116.5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28088" calcext:value-type="float">
            <text:p>116.5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34184" calcext:value-type="float">
            <text:p>116.5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21992" calcext:value-type="float">
            <text:p>116.5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0656" calcext:value-type="float">
            <text:p>116.5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31136" calcext:value-type="float">
            <text:p>116.5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18944" calcext:value-type="float">
            <text:p>116.5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12848" calcext:value-type="float">
            <text:p>116.5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0656" calcext:value-type="float">
            <text:p>116.5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12848" calcext:value-type="float">
            <text:p>116.5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21992" calcext:value-type="float">
            <text:p>116.5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3704" calcext:value-type="float">
            <text:p>116.5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7608" calcext:value-type="float">
            <text:p>116.4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0656" calcext:value-type="float">
            <text:p>116.5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12848" calcext:value-type="float">
            <text:p>116.5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98" calcext:value-type="float">
            <text:p>116.5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5416" calcext:value-type="float">
            <text:p>116.4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0656" calcext:value-type="float">
            <text:p>116.5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0656" calcext:value-type="float">
            <text:p>116.5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7608" calcext:value-type="float">
            <text:p>116.4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3704" calcext:value-type="float">
            <text:p>116.5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0656" calcext:value-type="float">
            <text:p>116.5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7608" calcext:value-type="float">
            <text:p>116.4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1512" calcext:value-type="float">
            <text:p>116.4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3704" calcext:value-type="float">
            <text:p>116.5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3704" calcext:value-type="float">
            <text:p>116.5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6272" calcext:value-type="float">
            <text:p>116.4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7608" calcext:value-type="float">
            <text:p>116.4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932" calcext:value-type="float">
            <text:p>116.4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932" calcext:value-type="float">
            <text:p>116.4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6272" calcext:value-type="float">
            <text:p>116.4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2368" calcext:value-type="float">
            <text:p>116.4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456" calcext:value-type="float">
            <text:p>116.4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1512" calcext:value-type="float">
            <text:p>116.4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7128" calcext:value-type="float">
            <text:p>116.4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408" calcext:value-type="float">
            <text:p>116.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5416" calcext:value-type="float">
            <text:p>116.4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4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3224" calcext:value-type="float">
            <text:p>116.4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3224" calcext:value-type="float">
            <text:p>116.4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2368" calcext:value-type="float">
            <text:p>116.4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3224" calcext:value-type="float">
            <text:p>116.4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884" calcext:value-type="float">
            <text:p>116.4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6272" calcext:value-type="float">
            <text:p>116.4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0176" calcext:value-type="float">
            <text:p>116.4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6272" calcext:value-type="float">
            <text:p>116.4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408" calcext:value-type="float">
            <text:p>116.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456" calcext:value-type="float">
            <text:p>116.4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456" calcext:value-type="float">
            <text:p>116.4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6648" calcext:value-type="float">
            <text:p>116.4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5792" calcext:value-type="float">
            <text:p>116.4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6648" calcext:value-type="float">
            <text:p>116.4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884" calcext:value-type="float">
            <text:p>116.4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0176" calcext:value-type="float">
            <text:p>116.4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0176" calcext:value-type="float">
            <text:p>116.4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408" calcext:value-type="float">
            <text:p>116.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6272" calcext:value-type="float">
            <text:p>116.4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2744" calcext:value-type="float">
            <text:p>116.4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4936" calcext:value-type="float">
            <text:p>116.4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6272" calcext:value-type="float">
            <text:p>116.4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408" calcext:value-type="float">
            <text:p>116.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0176" calcext:value-type="float">
            <text:p>116.4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884" calcext:value-type="float">
            <text:p>116.4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884" calcext:value-type="float">
            <text:p>116.4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0176" calcext:value-type="float">
            <text:p>116.4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1888" calcext:value-type="float">
            <text:p>116.4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5792" calcext:value-type="float">
            <text:p>116.4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6648" calcext:value-type="float">
            <text:p>116.4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2744" calcext:value-type="float">
            <text:p>116.4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7984" calcext:value-type="float">
            <text:p>116.4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7984" calcext:value-type="float">
            <text:p>116.4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1032" calcext:value-type="float">
            <text:p>116.4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1888" calcext:value-type="float">
            <text:p>116.4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9696" calcext:value-type="float">
            <text:p>116.4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7128" calcext:value-type="float">
            <text:p>116.4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36" calcext:value-type="float">
            <text:p>116.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6648" calcext:value-type="float">
            <text:p>116.4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1032" calcext:value-type="float">
            <text:p>116.4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1032" calcext:value-type="float">
            <text:p>116.4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1888" calcext:value-type="float">
            <text:p>116.4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2744" calcext:value-type="float">
            <text:p>116.4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36" calcext:value-type="float">
            <text:p>116.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4936" calcext:value-type="float">
            <text:p>116.4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884" calcext:value-type="float">
            <text:p>116.4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0552" calcext:value-type="float">
            <text:p>116.4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4456" calcext:value-type="float">
            <text:p>116.4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4456" calcext:value-type="float">
            <text:p>116.4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7504" calcext:value-type="float">
            <text:p>116.4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1032" calcext:value-type="float">
            <text:p>116.4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2744" calcext:value-type="float">
            <text:p>116.4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5792" calcext:value-type="float">
            <text:p>116.4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2744" calcext:value-type="float">
            <text:p>116.4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4456" calcext:value-type="float">
            <text:p>116.4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6648" calcext:value-type="float">
            <text:p>116.4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4936" calcext:value-type="float">
            <text:p>116.4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36" calcext:value-type="float">
            <text:p>116.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7504" calcext:value-type="float">
            <text:p>116.4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9216" calcext:value-type="float">
            <text:p>116.4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4456" calcext:value-type="float">
            <text:p>116.4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36" calcext:value-type="float">
            <text:p>116.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1408" calcext:value-type="float">
            <text:p>116.4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9216" calcext:value-type="float">
            <text:p>116.4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1408" calcext:value-type="float">
            <text:p>116.4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12264" calcext:value-type="float">
            <text:p>116.4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6168" calcext:value-type="float">
            <text:p>116.4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1408" calcext:value-type="float">
            <text:p>116.4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12264" calcext:value-type="float">
            <text:p>116.4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12264" calcext:value-type="float">
            <text:p>116.4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9216" calcext:value-type="float">
            <text:p>116.4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12264" calcext:value-type="float">
            <text:p>116.4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15312" calcext:value-type="float">
            <text:p>116.4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312" calcext:value-type="float">
            <text:p>116.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6168" calcext:value-type="float">
            <text:p>116.4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0072" calcext:value-type="float">
            <text:p>116.4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3976" calcext:value-type="float">
            <text:p>116.3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0072" calcext:value-type="float">
            <text:p>116.4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3976" calcext:value-type="float">
            <text:p>116.3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0928" calcext:value-type="float">
            <text:p>116.3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3976" calcext:value-type="float">
            <text:p>116.3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7024" calcext:value-type="float">
            <text:p>116.3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8788" calcext:value-type="float">
            <text:p>116.3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81784" calcext:value-type="float">
            <text:p>116.3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8736" calcext:value-type="float">
            <text:p>116.3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5688" calcext:value-type="float">
            <text:p>116.3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5688" calcext:value-type="float">
            <text:p>116.3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8788" calcext:value-type="float">
            <text:p>116.3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8788" calcext:value-type="float">
            <text:p>116.3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9592" calcext:value-type="float">
            <text:p>116.3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3496" calcext:value-type="float">
            <text:p>116.3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9592" calcext:value-type="float">
            <text:p>116.3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9592" calcext:value-type="float">
            <text:p>116.3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3496" calcext:value-type="float">
            <text:p>116.3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3496" calcext:value-type="float">
            <text:p>116.3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5688" calcext:value-type="float">
            <text:p>116.3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54352" calcext:value-type="float">
            <text:p>116.3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54352" calcext:value-type="float">
            <text:p>116.3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51304" calcext:value-type="float">
            <text:p>116.3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6544" calcext:value-type="float">
            <text:p>116.3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54352" calcext:value-type="float">
            <text:p>116.3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45208" calcext:value-type="float">
            <text:p>116.3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574" calcext:value-type="float">
            <text:p>116.3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9592" calcext:value-type="float">
            <text:p>116.3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6544" calcext:value-type="float">
            <text:p>116.3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0448" calcext:value-type="float">
            <text:p>116.3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54352" calcext:value-type="float">
            <text:p>116.3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6544" calcext:value-type="float">
            <text:p>116.3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3496" calcext:value-type="float">
            <text:p>116.3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574" calcext:value-type="float">
            <text:p>116.3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54352" calcext:value-type="float">
            <text:p>116.3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51304" calcext:value-type="float">
            <text:p>116.3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51304" calcext:value-type="float">
            <text:p>116.3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48256" calcext:value-type="float">
            <text:p>116.3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36064" calcext:value-type="float">
            <text:p>116.3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2692" calcext:value-type="float">
            <text:p>116.3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33016" calcext:value-type="float">
            <text:p>116.3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29968" calcext:value-type="float">
            <text:p>116.3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29968" calcext:value-type="float">
            <text:p>116.3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29968" calcext:value-type="float">
            <text:p>116.3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23872" calcext:value-type="float">
            <text:p>116.3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14728" calcext:value-type="float">
            <text:p>116.3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14728" calcext:value-type="float">
            <text:p>116.3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05584" calcext:value-type="float">
            <text:p>116.3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05584" calcext:value-type="float">
            <text:p>116.3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05584" calcext:value-type="float">
            <text:p>116.3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99488" calcext:value-type="float">
            <text:p>116.2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9644" calcext:value-type="float">
            <text:p>116.2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99488" calcext:value-type="float">
            <text:p>116.2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9644" calcext:value-type="float">
            <text:p>116.2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90344" calcext:value-type="float">
            <text:p>116.2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84248" calcext:value-type="float">
            <text:p>116.2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812" calcext:value-type="float">
            <text:p>116.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812" calcext:value-type="float">
            <text:p>116.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75104" calcext:value-type="float">
            <text:p>116.2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62912" calcext:value-type="float">
            <text:p>116.2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62912" calcext:value-type="float">
            <text:p>116.2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62912" calcext:value-type="float">
            <text:p>116.2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9864" calcext:value-type="float">
            <text:p>116.2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6816" calcext:value-type="float">
            <text:p>116.2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6816" calcext:value-type="float">
            <text:p>116.2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072" calcext:value-type="float">
            <text:p>116.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47672" calcext:value-type="float">
            <text:p>116.2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47672" calcext:value-type="float">
            <text:p>116.2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44624" calcext:value-type="float">
            <text:p>116.2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47672" calcext:value-type="float">
            <text:p>116.2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3548" calcext:value-type="float">
            <text:p>116.2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32432" calcext:value-type="float">
            <text:p>116.2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6336" calcext:value-type="float">
            <text:p>116.2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6336" calcext:value-type="float">
            <text:p>116.2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024" calcext:value-type="float">
            <text:p>116.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3288" calcext:value-type="float">
            <text:p>116.2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14144" calcext:value-type="float">
            <text:p>116.2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14144" calcext:value-type="float">
            <text:p>116.2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14144" calcext:value-type="float">
            <text:p>116.2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17192" calcext:value-type="float">
            <text:p>116.2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11096" calcext:value-type="float">
            <text:p>116.2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98904" calcext:value-type="float">
            <text:p>116.1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95856" calcext:value-type="float">
            <text:p>116.1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08048" calcext:value-type="float">
            <text:p>116.2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98904" calcext:value-type="float">
            <text:p>116.1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98904" calcext:value-type="float">
            <text:p>116.1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976" calcext:value-type="float">
            <text:p>116.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976" calcext:value-type="float">
            <text:p>116.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77568" calcext:value-type="float">
            <text:p>116.1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71472" calcext:value-type="float">
            <text:p>116.1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68424" calcext:value-type="float">
            <text:p>116.1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71472" calcext:value-type="float">
            <text:p>116.1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7452" calcext:value-type="float">
            <text:p>116.1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71472" calcext:value-type="float">
            <text:p>116.1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6232" calcext:value-type="float">
            <text:p>116.1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3184" calcext:value-type="float">
            <text:p>116.1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928" calcext:value-type="float">
            <text:p>116.1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47088" calcext:value-type="float">
            <text:p>116.1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4404" calcext:value-type="float">
            <text:p>116.1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40992" calcext:value-type="float">
            <text:p>116.1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40992" calcext:value-type="float">
            <text:p>116.1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37944" calcext:value-type="float">
            <text:p>116.1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31848" calcext:value-type="float">
            <text:p>116.1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2704" calcext:value-type="float">
            <text:p>116.1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1356" calcext:value-type="float">
            <text:p>116.1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07464" calcext:value-type="float">
            <text:p>116.1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07464" calcext:value-type="float">
            <text:p>116.1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07464" calcext:value-type="float">
            <text:p>116.1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04416" calcext:value-type="float">
            <text:p>116.1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95272" calcext:value-type="float">
            <text:p>116.0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92224" calcext:value-type="float">
            <text:p>116.0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9832" calcext:value-type="float">
            <text:p>116.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95272" calcext:value-type="float">
            <text:p>116.0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86128" calcext:value-type="float">
            <text:p>116.0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86128" calcext:value-type="float">
            <text:p>116.0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76984" calcext:value-type="float">
            <text:p>116.0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70888" calcext:value-type="float">
            <text:p>116.0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6784" calcext:value-type="float">
            <text:p>116.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6784" calcext:value-type="float">
            <text:p>116.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64792" calcext:value-type="float">
            <text:p>116.0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526" calcext:value-type="float">
            <text:p>116.0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526" calcext:value-type="float">
            <text:p>116.0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46504" calcext:value-type="float">
            <text:p>116.0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46504" calcext:value-type="float">
            <text:p>116.0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34312" calcext:value-type="float">
            <text:p>116.0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31264" calcext:value-type="float">
            <text:p>116.0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34312" calcext:value-type="float">
            <text:p>116.0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28216" calcext:value-type="float">
            <text:p>116.0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28216" calcext:value-type="float">
            <text:p>116.0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25168" calcext:value-type="float">
            <text:p>116.0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19072" calcext:value-type="float">
            <text:p>116.0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3832" calcext:value-type="float">
            <text:p>116.0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0784" calcext:value-type="float">
            <text:p>116.0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688" calcext:value-type="float">
            <text:p>116.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97736" calcext:value-type="float">
            <text:p>115.9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97736" calcext:value-type="float">
            <text:p>115.9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64208" calcext:value-type="float">
            <text:p>115.9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3352" calcext:value-type="float">
            <text:p>115.9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88592" calcext:value-type="float">
            <text:p>115.9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82496" calcext:value-type="float">
            <text:p>115.9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85544" calcext:value-type="float">
            <text:p>115.9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64208" calcext:value-type="float">
            <text:p>115.9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6116" calcext:value-type="float">
            <text:p>115.9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64208" calcext:value-type="float">
            <text:p>115.9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67256" calcext:value-type="float">
            <text:p>115.9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58112" calcext:value-type="float">
            <text:p>115.9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58112" calcext:value-type="float">
            <text:p>115.9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52016" calcext:value-type="float">
            <text:p>115.9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2872" calcext:value-type="float">
            <text:p>115.9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8968" calcext:value-type="float">
            <text:p>115.9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33728" calcext:value-type="float">
            <text:p>115.9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27632" calcext:value-type="float">
            <text:p>115.9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27632" calcext:value-type="float">
            <text:p>115.9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3068" calcext:value-type="float">
            <text:p>115.9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21536" calcext:value-type="float">
            <text:p>115.9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544" calcext:value-type="float">
            <text:p>115.9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6296" calcext:value-type="float">
            <text:p>115.9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8488" calcext:value-type="float">
            <text:p>115.9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9344" calcext:value-type="float">
            <text:p>115.9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21536" calcext:value-type="float">
            <text:p>115.9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544" calcext:value-type="float">
            <text:p>115.9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3248" calcext:value-type="float">
            <text:p>115.9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1056" calcext:value-type="float">
            <text:p>115.8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4104" calcext:value-type="float">
            <text:p>115.8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496" calcext:value-type="float">
            <text:p>115.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8008" calcext:value-type="float">
            <text:p>115.8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5816" calcext:value-type="float">
            <text:p>115.8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7528" calcext:value-type="float">
            <text:p>115.8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7152" calcext:value-type="float">
            <text:p>115.8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5816" calcext:value-type="float">
            <text:p>115.8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6672" calcext:value-type="float">
            <text:p>115.8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3624" calcext:value-type="float">
            <text:p>115.8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7528" calcext:value-type="float">
            <text:p>115.8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7528" calcext:value-type="float">
            <text:p>115.8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7528" calcext:value-type="float">
            <text:p>115.8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5336" calcext:value-type="float">
            <text:p>115.8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448" calcext:value-type="float">
            <text:p>115.8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924" calcext:value-type="float">
            <text:p>115.8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3144" calcext:value-type="float">
            <text:p>115.8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8384" calcext:value-type="float">
            <text:p>115.8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0096" calcext:value-type="float">
            <text:p>115.8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6192" calcext:value-type="float">
            <text:p>115.8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2288" calcext:value-type="float">
            <text:p>115.8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11808" calcext:value-type="float">
            <text:p>115.8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0096" calcext:value-type="float">
            <text:p>115.8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0952" calcext:value-type="float">
            <text:p>115.8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9616" calcext:value-type="float">
            <text:p>115.7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876" calcext:value-type="float">
            <text:p>115.8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17904" calcext:value-type="float">
            <text:p>115.8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876" calcext:value-type="float">
            <text:p>115.8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14856" calcext:value-type="float">
            <text:p>115.8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87424" calcext:value-type="float">
            <text:p>115.7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828" calcext:value-type="float">
            <text:p>115.7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352" calcext:value-type="float">
            <text:p>115.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0472" calcext:value-type="float">
            <text:p>115.7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81328" calcext:value-type="float">
            <text:p>115.7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352" calcext:value-type="float">
            <text:p>115.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6568" calcext:value-type="float">
            <text:p>115.7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828" calcext:value-type="float">
            <text:p>115.7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5232" calcext:value-type="float">
            <text:p>115.7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5232" calcext:value-type="float">
            <text:p>115.7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2184" calcext:value-type="float">
            <text:p>115.7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5232" calcext:value-type="float">
            <text:p>115.7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2184" calcext:value-type="float">
            <text:p>115.7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304" calcext:value-type="float">
            <text:p>115.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6088" calcext:value-type="float">
            <text:p>115.7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9136" calcext:value-type="float">
            <text:p>115.7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50848" calcext:value-type="float">
            <text:p>115.7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78" calcext:value-type="float">
            <text:p>115.7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8656" calcext:value-type="float">
            <text:p>115.7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6464" calcext:value-type="float">
            <text:p>115.7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6464" calcext:value-type="float">
            <text:p>115.7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4752" calcext:value-type="float">
            <text:p>115.7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1704" calcext:value-type="float">
            <text:p>115.7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0368" calcext:value-type="float">
            <text:p>115.7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0368" calcext:value-type="float">
            <text:p>115.7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0368" calcext:value-type="float">
            <text:p>115.7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9512" calcext:value-type="float">
            <text:p>115.7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9512" calcext:value-type="float">
            <text:p>115.7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6464" calcext:value-type="float">
            <text:p>115.7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1732" calcext:value-type="float">
            <text:p>115.7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3416" calcext:value-type="float">
            <text:p>115.7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2936" calcext:value-type="float">
            <text:p>115.6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2936" calcext:value-type="float">
            <text:p>115.6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0208" calcext:value-type="float">
            <text:p>115.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9032" calcext:value-type="float">
            <text:p>115.6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08176" calcext:value-type="float">
            <text:p>115.7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80744" calcext:value-type="float">
            <text:p>115.6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68552" calcext:value-type="float">
            <text:p>115.6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2936" calcext:value-type="float">
            <text:p>115.6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5984" calcext:value-type="float">
            <text:p>115.6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8684" calcext:value-type="float">
            <text:p>115.6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5984" calcext:value-type="float">
            <text:p>115.6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16" calcext:value-type="float">
            <text:p>115.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7696" calcext:value-type="float">
            <text:p>115.6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3312" calcext:value-type="float">
            <text:p>115.6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3312" calcext:value-type="float">
            <text:p>115.6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68552" calcext:value-type="float">
            <text:p>115.6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4168" calcext:value-type="float">
            <text:p>115.6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1976" calcext:value-type="float">
            <text:p>115.6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112" calcext:value-type="float">
            <text:p>115.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4168" calcext:value-type="float">
            <text:p>115.6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28928" calcext:value-type="float">
            <text:p>115.6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7216" calcext:value-type="float">
            <text:p>115.6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3312" calcext:value-type="float">
            <text:p>115.6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7216" calcext:value-type="float">
            <text:p>115.6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8072" calcext:value-type="float">
            <text:p>115.6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5024" calcext:value-type="float">
            <text:p>115.6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1976" calcext:value-type="float">
            <text:p>115.6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5024" calcext:value-type="float">
            <text:p>115.6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07592" calcext:value-type="float">
            <text:p>115.6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064" calcext:value-type="float">
            <text:p>115.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8072" calcext:value-type="float">
            <text:p>115.6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9784" calcext:value-type="float">
            <text:p>115.6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9784" calcext:value-type="float">
            <text:p>115.6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07592" calcext:value-type="float">
            <text:p>115.6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01496" calcext:value-type="float">
            <text:p>115.6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2588" calcext:value-type="float">
            <text:p>115.6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3688" calcext:value-type="float">
            <text:p>115.6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9784" calcext:value-type="float">
            <text:p>115.6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22832" calcext:value-type="float">
            <text:p>115.6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016" calcext:value-type="float">
            <text:p>115.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9304" calcext:value-type="float">
            <text:p>115.5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54" calcext:value-type="float">
            <text:p>115.5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3208" calcext:value-type="float">
            <text:p>115.5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8448" calcext:value-type="float">
            <text:p>115.5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54" calcext:value-type="float">
            <text:p>115.5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01496" calcext:value-type="float">
            <text:p>115.6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54" calcext:value-type="float">
            <text:p>115.5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2352" calcext:value-type="float">
            <text:p>115.5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3208" calcext:value-type="float">
            <text:p>115.5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6256" calcext:value-type="float">
            <text:p>115.5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016" calcext:value-type="float">
            <text:p>115.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9304" calcext:value-type="float">
            <text:p>115.5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9304" calcext:value-type="float">
            <text:p>115.5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77112" calcext:value-type="float">
            <text:p>115.5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67968" calcext:value-type="float">
            <text:p>115.5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6492" calcext:value-type="float">
            <text:p>115.5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61872" calcext:value-type="float">
            <text:p>115.5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6632" calcext:value-type="float">
            <text:p>115.5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52728" calcext:value-type="float">
            <text:p>115.5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67968" calcext:value-type="float">
            <text:p>115.5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52728" calcext:value-type="float">
            <text:p>115.5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0536" calcext:value-type="float">
            <text:p>115.5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968" calcext:value-type="float">
            <text:p>115.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61872" calcext:value-type="float">
            <text:p>115.5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52728" calcext:value-type="float">
            <text:p>115.5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61872" calcext:value-type="float">
            <text:p>115.5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52728" calcext:value-type="float">
            <text:p>115.5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3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968" calcext:value-type="float">
            <text:p>115.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28344" calcext:value-type="float">
            <text:p>115.5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31392" calcext:value-type="float">
            <text:p>115.5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6632" calcext:value-type="float">
            <text:p>115.5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3584" calcext:value-type="float">
            <text:p>115.5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25296" calcext:value-type="float">
            <text:p>115.5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92" calcext:value-type="float">
            <text:p>115.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7008" calcext:value-type="float">
            <text:p>115.5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396" calcext:value-type="float">
            <text:p>115.5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92" calcext:value-type="float">
            <text:p>115.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92" calcext:value-type="float">
            <text:p>115.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92" calcext:value-type="float">
            <text:p>115.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6632" calcext:value-type="float">
            <text:p>115.5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94816" calcext:value-type="float">
            <text:p>115.4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0912" calcext:value-type="float">
            <text:p>115.5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6152" calcext:value-type="float">
            <text:p>115.5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396" calcext:value-type="float">
            <text:p>115.5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396" calcext:value-type="float">
            <text:p>115.5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2624" calcext:value-type="float">
            <text:p>115.4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97864" calcext:value-type="float">
            <text:p>115.4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7008" calcext:value-type="float">
            <text:p>115.5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0912" calcext:value-type="float">
            <text:p>115.5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91768" calcext:value-type="float">
            <text:p>115.4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91768" calcext:value-type="float">
            <text:p>115.4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9576" calcext:value-type="float">
            <text:p>115.4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9576" calcext:value-type="float">
            <text:p>115.4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6528" calcext:value-type="float">
            <text:p>115.4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348" calcext:value-type="float">
            <text:p>115.4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97864" calcext:value-type="float">
            <text:p>115.4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6528" calcext:value-type="float">
            <text:p>115.4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348" calcext:value-type="float">
            <text:p>115.4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0432" calcext:value-type="float">
            <text:p>115.4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0432" calcext:value-type="float">
            <text:p>115.4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0432" calcext:value-type="float">
            <text:p>115.4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67384" calcext:value-type="float">
            <text:p>115.4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348" calcext:value-type="float">
            <text:p>115.4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61288" calcext:value-type="float">
            <text:p>115.4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49096" calcext:value-type="float">
            <text:p>115.4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46048" calcext:value-type="float">
            <text:p>115.4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64336" calcext:value-type="float">
            <text:p>115.4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49096" calcext:value-type="float">
            <text:p>115.4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46048" calcext:value-type="float">
            <text:p>115.4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46048" calcext:value-type="float">
            <text:p>115.4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2144" calcext:value-type="float">
            <text:p>115.4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9952" calcext:value-type="float">
            <text:p>115.4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9952" calcext:value-type="float">
            <text:p>115.4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6904" calcext:value-type="float">
            <text:p>115.4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6904" calcext:value-type="float">
            <text:p>115.4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0808" calcext:value-type="float">
            <text:p>115.4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24712" calcext:value-type="float">
            <text:p>115.4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6904" calcext:value-type="float">
            <text:p>115.4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21664" calcext:value-type="float">
            <text:p>115.4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0328" calcext:value-type="float">
            <text:p>115.4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1252" calcext:value-type="float">
            <text:p>115.4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9472" calcext:value-type="float">
            <text:p>115.4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6424" calcext:value-type="float">
            <text:p>115.4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15568" calcext:value-type="float">
            <text:p>115.4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9472" calcext:value-type="float">
            <text:p>115.4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1252" calcext:value-type="float">
            <text:p>115.4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1252" calcext:value-type="float">
            <text:p>115.4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728" calcext:value-type="float">
            <text:p>115.3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4232" calcext:value-type="float">
            <text:p>115.3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728" calcext:value-type="float">
            <text:p>115.3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4232" calcext:value-type="float">
            <text:p>115.3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728" calcext:value-type="float">
            <text:p>115.3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4232" calcext:value-type="float">
            <text:p>115.3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78992" calcext:value-type="float">
            <text:p>115.3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4232" calcext:value-type="float">
            <text:p>115.3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78992" calcext:value-type="float">
            <text:p>115.3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9848" calcext:value-type="float">
            <text:p>115.3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75944" calcext:value-type="float">
            <text:p>115.3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72896" calcext:value-type="float">
            <text:p>115.3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72896" calcext:value-type="float">
            <text:p>115.3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68" calcext:value-type="float">
            <text:p>115.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68" calcext:value-type="float">
            <text:p>115.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68" calcext:value-type="float">
            <text:p>115.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156" calcext:value-type="float">
            <text:p>115.3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2416" calcext:value-type="float">
            <text:p>115.3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8512" calcext:value-type="float">
            <text:p>115.3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3752" calcext:value-type="float">
            <text:p>115.3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5464" calcext:value-type="float">
            <text:p>115.3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2416" calcext:value-type="float">
            <text:p>115.3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8512" calcext:value-type="float">
            <text:p>115.3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8512" calcext:value-type="float">
            <text:p>115.3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5464" calcext:value-type="float">
            <text:p>115.3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9368" calcext:value-type="float">
            <text:p>115.3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632" calcext:value-type="float">
            <text:p>115.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0224" calcext:value-type="float">
            <text:p>115.3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3272" calcext:value-type="float">
            <text:p>115.3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2416" calcext:value-type="float">
            <text:p>115.3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7176" calcext:value-type="float">
            <text:p>115.3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108" calcext:value-type="float">
            <text:p>115.3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0224" calcext:value-type="float">
            <text:p>115.3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108" calcext:value-type="float">
            <text:p>115.3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108" calcext:value-type="float">
            <text:p>115.3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14984" calcext:value-type="float">
            <text:p>115.3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18032" calcext:value-type="float">
            <text:p>115.3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11936" calcext:value-type="float">
            <text:p>115.3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2792" calcext:value-type="float">
            <text:p>115.3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3648" calcext:value-type="float">
            <text:p>115.2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584" calcext:value-type="float">
            <text:p>115.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584" calcext:value-type="float">
            <text:p>115.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6696" calcext:value-type="float">
            <text:p>115.2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3648" calcext:value-type="float">
            <text:p>115.2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3648" calcext:value-type="float">
            <text:p>115.2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3648" calcext:value-type="float">
            <text:p>115.2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81456" calcext:value-type="float">
            <text:p>115.2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81456" calcext:value-type="float">
            <text:p>115.2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8408" calcext:value-type="float">
            <text:p>115.2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84504" calcext:value-type="float">
            <text:p>115.2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3648" calcext:value-type="float">
            <text:p>115.2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2312" calcext:value-type="float">
            <text:p>115.2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6216" calcext:value-type="float">
            <text:p>115.2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6216" calcext:value-type="float">
            <text:p>115.2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2312" calcext:value-type="float">
            <text:p>115.2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536" calcext:value-type="float">
            <text:p>115.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3168" calcext:value-type="float">
            <text:p>115.2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7072" calcext:value-type="float">
            <text:p>115.2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4024" calcext:value-type="float">
            <text:p>115.2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7072" calcext:value-type="float">
            <text:p>115.2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4024" calcext:value-type="float">
            <text:p>115.2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0976" calcext:value-type="float">
            <text:p>115.2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0976" calcext:value-type="float">
            <text:p>115.2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7928" calcext:value-type="float">
            <text:p>115.2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5736" calcext:value-type="float">
            <text:p>115.2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5736" calcext:value-type="float">
            <text:p>115.2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5736" calcext:value-type="float">
            <text:p>115.2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488" calcext:value-type="float">
            <text:p>115.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5736" calcext:value-type="float">
            <text:p>115.2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0496" calcext:value-type="float">
            <text:p>115.2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0496" calcext:value-type="float">
            <text:p>115.2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7448" calcext:value-type="float">
            <text:p>115.2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7448" calcext:value-type="float">
            <text:p>115.2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0496" calcext:value-type="float">
            <text:p>115.2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1352" calcext:value-type="float">
            <text:p>115.2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2208" calcext:value-type="float">
            <text:p>115.2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8304" calcext:value-type="float">
            <text:p>115.2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1352" calcext:value-type="float">
            <text:p>115.2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916" calcext:value-type="float">
            <text:p>115.1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916" calcext:value-type="float">
            <text:p>115.1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916" calcext:value-type="float">
            <text:p>115.1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2208" calcext:value-type="float">
            <text:p>115.2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2208" calcext:value-type="float">
            <text:p>115.2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916" calcext:value-type="float">
            <text:p>115.1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2208" calcext:value-type="float">
            <text:p>115.2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5256" calcext:value-type="float">
            <text:p>115.2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916" calcext:value-type="float">
            <text:p>115.1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916" calcext:value-type="float">
            <text:p>115.1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5256" calcext:value-type="float">
            <text:p>115.2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3064" calcext:value-type="float">
            <text:p>115.1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392" calcext:value-type="float">
            <text:p>115.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6968" calcext:value-type="float">
            <text:p>115.1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6968" calcext:value-type="float">
            <text:p>115.1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6968" calcext:value-type="float">
            <text:p>115.1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392" calcext:value-type="float">
            <text:p>115.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0872" calcext:value-type="float">
            <text:p>115.1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0872" calcext:value-type="float">
            <text:p>115.1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0872" calcext:value-type="float">
            <text:p>115.1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868" calcext:value-type="float">
            <text:p>115.1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2584" calcext:value-type="float">
            <text:p>115.1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9536" calcext:value-type="float">
            <text:p>115.1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5632" calcext:value-type="float">
            <text:p>115.1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5632" calcext:value-type="float">
            <text:p>115.1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9536" calcext:value-type="float">
            <text:p>115.1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5632" calcext:value-type="float">
            <text:p>115.1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2584" calcext:value-type="float">
            <text:p>115.1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344" calcext:value-type="float">
            <text:p>115.1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4296" calcext:value-type="float">
            <text:p>115.1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1248" calcext:value-type="float">
            <text:p>115.1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1248" calcext:value-type="float">
            <text:p>115.1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7344" calcext:value-type="float">
            <text:p>115.1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4296" calcext:value-type="float">
            <text:p>115.1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82" calcext:value-type="float">
            <text:p>115.1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5152" calcext:value-type="float">
            <text:p>115.1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5152" calcext:value-type="float">
            <text:p>115.1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9056" calcext:value-type="float">
            <text:p>115.1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6008" calcext:value-type="float">
            <text:p>115.1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2104" calcext:value-type="float">
            <text:p>115.1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9056" calcext:value-type="float">
            <text:p>115.1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9912" calcext:value-type="float">
            <text:p>115.1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3816" calcext:value-type="float">
            <text:p>115.1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772" calcext:value-type="float">
            <text:p>115.1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0768" calcext:value-type="float">
            <text:p>115.1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0768" calcext:value-type="float">
            <text:p>115.1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1624" calcext:value-type="float">
            <text:p>115.1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5528" calcext:value-type="float">
            <text:p>115.0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772" calcext:value-type="float">
            <text:p>115.1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1624" calcext:value-type="float">
            <text:p>115.1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5528" calcext:value-type="float">
            <text:p>115.0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8576" calcext:value-type="float">
            <text:p>115.0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8576" calcext:value-type="float">
            <text:p>115.0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6384" calcext:value-type="float">
            <text:p>115.0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3336" calcext:value-type="float">
            <text:p>115.0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9432" calcext:value-type="float">
            <text:p>115.0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74192" calcext:value-type="float">
            <text:p>115.0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65048" calcext:value-type="float">
            <text:p>115.0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58952" calcext:value-type="float">
            <text:p>115.0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58952" calcext:value-type="float">
            <text:p>115.0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68096" calcext:value-type="float">
            <text:p>115.0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58952" calcext:value-type="float">
            <text:p>115.0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55904" calcext:value-type="float">
            <text:p>115.0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55904" calcext:value-type="float">
            <text:p>115.0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55904" calcext:value-type="float">
            <text:p>115.0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62" calcext:value-type="float">
            <text:p>115.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676" calcext:value-type="float">
            <text:p>115.0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3712" calcext:value-type="float">
            <text:p>115.0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676" calcext:value-type="float">
            <text:p>115.0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3712" calcext:value-type="float">
            <text:p>115.0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152" calcext:value-type="float">
            <text:p>115.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152" calcext:value-type="float">
            <text:p>115.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28472" calcext:value-type="float">
            <text:p>115.0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28472" calcext:value-type="float">
            <text:p>115.0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9328" calcext:value-type="float">
            <text:p>115.0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22376" calcext:value-type="float">
            <text:p>115.0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3232" calcext:value-type="float">
            <text:p>115.0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0184" calcext:value-type="float">
            <text:p>115.0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628" calcext:value-type="float">
            <text:p>115.0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3232" calcext:value-type="float">
            <text:p>115.0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0104" calcext:value-type="float">
            <text:p>115.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0104" calcext:value-type="float">
            <text:p>115.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0104" calcext:value-type="float">
            <text:p>115.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58368" calcext:value-type="float">
            <text:p>114.9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056" calcext:value-type="float">
            <text:p>114.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056" calcext:value-type="float">
            <text:p>114.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88848" calcext:value-type="float">
            <text:p>114.9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0104" calcext:value-type="float">
            <text:p>115.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67512" calcext:value-type="float">
            <text:p>114.9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61416" calcext:value-type="float">
            <text:p>114.9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64464" calcext:value-type="float">
            <text:p>114.9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64464" calcext:value-type="float">
            <text:p>114.9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6656" calcext:value-type="float">
            <text:p>114.9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056" calcext:value-type="float">
            <text:p>114.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58368" calcext:value-type="float">
            <text:p>114.9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056" calcext:value-type="float">
            <text:p>114.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52272" calcext:value-type="float">
            <text:p>114.9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008" calcext:value-type="float">
            <text:p>114.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3128" calcext:value-type="float">
            <text:p>114.9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52272" calcext:value-type="float">
            <text:p>114.9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6176" calcext:value-type="float">
            <text:p>114.9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3128" calcext:value-type="float">
            <text:p>114.9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008" calcext:value-type="float">
            <text:p>114.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008" calcext:value-type="float">
            <text:p>114.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33984" calcext:value-type="float">
            <text:p>114.9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30936" calcext:value-type="float">
            <text:p>114.9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21792" calcext:value-type="float">
            <text:p>114.9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18744" calcext:value-type="float">
            <text:p>114.9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18744" calcext:value-type="float">
            <text:p>114.9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6552" calcext:value-type="float">
            <text:p>114.9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91312" calcext:value-type="float">
            <text:p>114.8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91312" calcext:value-type="float">
            <text:p>114.8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6552" calcext:value-type="float">
            <text:p>114.9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97408" calcext:value-type="float">
            <text:p>114.8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97408" calcext:value-type="float">
            <text:p>114.8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0456" calcext:value-type="float">
            <text:p>114.9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0456" calcext:value-type="float">
            <text:p>114.9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97408" calcext:value-type="float">
            <text:p>114.8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76072" calcext:value-type="float">
            <text:p>114.8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76072" calcext:value-type="float">
            <text:p>114.8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7912" calcext:value-type="float">
            <text:p>114.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91312" calcext:value-type="float">
            <text:p>114.8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66928" calcext:value-type="float">
            <text:p>114.8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45592" calcext:value-type="float">
            <text:p>114.8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51688" calcext:value-type="float">
            <text:p>114.8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51688" calcext:value-type="float">
            <text:p>114.8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45592" calcext:value-type="float">
            <text:p>114.8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60832" calcext:value-type="float">
            <text:p>114.8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51688" calcext:value-type="float">
            <text:p>114.8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57784" calcext:value-type="float">
            <text:p>114.8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57784" calcext:value-type="float">
            <text:p>114.8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4864" calcext:value-type="float">
            <text:p>114.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42544" calcext:value-type="float">
            <text:p>114.8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36448" calcext:value-type="float">
            <text:p>114.8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36448" calcext:value-type="float">
            <text:p>114.8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96824" calcext:value-type="float">
            <text:p>114.7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09016" calcext:value-type="float">
            <text:p>114.8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21208" calcext:value-type="float">
            <text:p>114.8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24256" calcext:value-type="float">
            <text:p>114.8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15112" calcext:value-type="float">
            <text:p>114.8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12064" calcext:value-type="float">
            <text:p>114.8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1816" calcext:value-type="float">
            <text:p>114.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12064" calcext:value-type="float">
            <text:p>114.8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09016" calcext:value-type="float">
            <text:p>114.8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15112" calcext:value-type="float">
            <text:p>114.8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12064" calcext:value-type="float">
            <text:p>114.8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05968" calcext:value-type="float">
            <text:p>114.8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99872" calcext:value-type="float">
            <text:p>114.7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4632" calcext:value-type="float">
            <text:p>114.7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63296" calcext:value-type="float">
            <text:p>114.7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69392" calcext:value-type="float">
            <text:p>114.7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75488" calcext:value-type="float">
            <text:p>114.7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78536" calcext:value-type="float">
            <text:p>114.7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4632" calcext:value-type="float">
            <text:p>114.7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78536" calcext:value-type="float">
            <text:p>114.7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78536" calcext:value-type="float">
            <text:p>114.7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75488" calcext:value-type="float">
            <text:p>114.7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572" calcext:value-type="float">
            <text:p>114.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45008" calcext:value-type="float">
            <text:p>114.7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66344" calcext:value-type="float">
            <text:p>114.7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60248" calcext:value-type="float">
            <text:p>114.7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38912" calcext:value-type="float">
            <text:p>114.7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9768" calcext:value-type="float">
            <text:p>114.7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51104" calcext:value-type="float">
            <text:p>114.7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51104" calcext:value-type="float">
            <text:p>114.7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60248" calcext:value-type="float">
            <text:p>114.7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32816" calcext:value-type="float">
            <text:p>114.7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17576" calcext:value-type="float">
            <text:p>114.7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4196" calcext:value-type="float">
            <text:p>114.7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0624" calcext:value-type="float">
            <text:p>114.7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672" calcext:value-type="float">
            <text:p>114.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672" calcext:value-type="float">
            <text:p>114.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672" calcext:value-type="float">
            <text:p>114.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51104" calcext:value-type="float">
            <text:p>114.7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9288" calcext:value-type="float">
            <text:p>114.6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08432" calcext:value-type="float">
            <text:p>114.7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672" calcext:value-type="float">
            <text:p>114.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17576" calcext:value-type="float">
            <text:p>114.7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9288" calcext:value-type="float">
            <text:p>114.6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17576" calcext:value-type="float">
            <text:p>114.7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02336" calcext:value-type="float">
            <text:p>114.7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1148" calcext:value-type="float">
            <text:p>114.7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02336" calcext:value-type="float">
            <text:p>114.7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0144" calcext:value-type="float">
            <text:p>114.6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81" calcext:value-type="float">
            <text:p>114.6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6576" calcext:value-type="float">
            <text:p>114.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3192" calcext:value-type="float">
            <text:p>114.6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3192" calcext:value-type="float">
            <text:p>114.6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71856" calcext:value-type="float">
            <text:p>114.6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84048" calcext:value-type="float">
            <text:p>114.6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74904" calcext:value-type="float">
            <text:p>114.6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68808" calcext:value-type="float">
            <text:p>114.6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74904" calcext:value-type="float">
            <text:p>114.6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81" calcext:value-type="float">
            <text:p>114.6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62712" calcext:value-type="float">
            <text:p>114.6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3528" calcext:value-type="float">
            <text:p>114.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6576" calcext:value-type="float">
            <text:p>114.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62712" calcext:value-type="float">
            <text:p>114.6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47472" calcext:value-type="float">
            <text:p>114.6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56616" calcext:value-type="float">
            <text:p>114.6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6576" calcext:value-type="float">
            <text:p>114.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6136" calcext:value-type="float">
            <text:p>114.6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47472" calcext:value-type="float">
            <text:p>114.6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44424" calcext:value-type="float">
            <text:p>114.6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9184" calcext:value-type="float">
            <text:p>114.6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6136" calcext:value-type="float">
            <text:p>114.6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7848" calcext:value-type="float">
            <text:p>114.6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92608" calcext:value-type="float">
            <text:p>114.5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10896" calcext:value-type="float">
            <text:p>114.6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004" calcext:value-type="float">
            <text:p>114.6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3088" calcext:value-type="float">
            <text:p>114.6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3088" calcext:value-type="float">
            <text:p>114.6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48" calcext:value-type="float">
            <text:p>114.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95656" calcext:value-type="float">
            <text:p>114.5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16992" calcext:value-type="float">
            <text:p>114.6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13944" calcext:value-type="float">
            <text:p>114.6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13944" calcext:value-type="float">
            <text:p>114.6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77368" calcext:value-type="float">
            <text:p>114.5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92608" calcext:value-type="float">
            <text:p>114.5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48" calcext:value-type="float">
            <text:p>114.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83464" calcext:value-type="float">
            <text:p>114.5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71272" calcext:value-type="float">
            <text:p>114.5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65176" calcext:value-type="float">
            <text:p>114.5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71272" calcext:value-type="float">
            <text:p>114.5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8956" calcext:value-type="float">
            <text:p>114.5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7432" calcext:value-type="float">
            <text:p>114.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8956" calcext:value-type="float">
            <text:p>114.5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2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1752" calcext:value-type="float">
            <text:p>114.6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7432" calcext:value-type="float">
            <text:p>114.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71272" calcext:value-type="float">
            <text:p>114.5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5908" calcext:value-type="float">
            <text:p>114.5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65176" calcext:value-type="float">
            <text:p>114.5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56032" calcext:value-type="float">
            <text:p>114.5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37744" calcext:value-type="float">
            <text:p>114.5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5908" calcext:value-type="float">
            <text:p>114.5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5908" calcext:value-type="float">
            <text:p>114.5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56032" calcext:value-type="float">
            <text:p>114.5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6888" calcext:value-type="float">
            <text:p>114.5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22504" calcext:value-type="float">
            <text:p>114.5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286" calcext:value-type="float">
            <text:p>114.5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79832" calcext:value-type="float">
            <text:p>114.4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01168" calcext:value-type="float">
            <text:p>114.5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0792" calcext:value-type="float">
            <text:p>114.5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37744" calcext:value-type="float">
            <text:p>114.5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286" calcext:value-type="float">
            <text:p>114.5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0312" calcext:value-type="float">
            <text:p>114.5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9812" calcext:value-type="float">
            <text:p>114.4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07264" calcext:value-type="float">
            <text:p>114.5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92024" calcext:value-type="float">
            <text:p>114.4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0312" calcext:value-type="float">
            <text:p>114.5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0312" calcext:value-type="float">
            <text:p>114.5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92024" calcext:value-type="float">
            <text:p>114.4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9812" calcext:value-type="float">
            <text:p>114.4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88976" calcext:value-type="float">
            <text:p>114.4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92024" calcext:value-type="float">
            <text:p>114.4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70688" calcext:value-type="float">
            <text:p>114.4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524" calcext:value-type="float">
            <text:p>114.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55448" calcext:value-type="float">
            <text:p>114.4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58496" calcext:value-type="float">
            <text:p>114.4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46304" calcext:value-type="float">
            <text:p>114.4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73736" calcext:value-type="float">
            <text:p>114.4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64592" calcext:value-type="float">
            <text:p>114.4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73736" calcext:value-type="float">
            <text:p>114.4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6764" calcext:value-type="float">
            <text:p>114.4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34112" calcext:value-type="float">
            <text:p>114.4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524" calcext:value-type="float">
            <text:p>114.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55448" calcext:value-type="float">
            <text:p>114.4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64592" calcext:value-type="float">
            <text:p>114.4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31064" calcext:value-type="float">
            <text:p>114.4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524" calcext:value-type="float">
            <text:p>114.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24968" calcext:value-type="float">
            <text:p>114.4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09728" calcext:value-type="float">
            <text:p>114.4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2192" calcext:value-type="float">
            <text:p>114.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31064" calcext:value-type="float">
            <text:p>114.4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18872" calcext:value-type="float">
            <text:p>114.4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0668" calcext:value-type="float">
            <text:p>114.4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0668" calcext:value-type="float">
            <text:p>114.4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85344" calcext:value-type="float">
            <text:p>114.3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94488" calcext:value-type="float">
            <text:p>114.3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0668" calcext:value-type="float">
            <text:p>114.4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28016" calcext:value-type="float">
            <text:p>114.4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97536" calcext:value-type="float">
            <text:p>114.3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9144" calcext:value-type="float">
            <text:p>114.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85344" calcext:value-type="float">
            <text:p>114.3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54864" calcext:value-type="float">
            <text:p>114.3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67056" calcext:value-type="float">
            <text:p>114.3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82296" calcext:value-type="float">
            <text:p>114.3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70104" calcext:value-type="float">
            <text:p>114.3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64008" calcext:value-type="float">
            <text:p>114.3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70104" calcext:value-type="float">
            <text:p>114.3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73152" calcext:value-type="float">
            <text:p>114.3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64008" calcext:value-type="float">
            <text:p>114.3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762" calcext:value-type="float">
            <text:p>114.3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48768" calcext:value-type="float">
            <text:p>114.3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3528" calcext:value-type="float">
            <text:p>114.3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4572" calcext:value-type="float">
            <text:p>114.3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51816" calcext:value-type="float">
            <text:p>114.3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51816" calcext:value-type="float">
            <text:p>114.3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42672" calcext:value-type="float">
            <text:p>114.3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4572" calcext:value-type="float">
            <text:p>114.3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27432" calcext:value-type="float">
            <text:p>114.3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24384" calcext:value-type="float">
            <text:p>114.3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6576" calcext:value-type="float">
            <text:p>114.3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1524" calcext:value-type="float">
            <text:p>114.3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24384" calcext:value-type="float">
            <text:p>114.3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24384" calcext:value-type="float">
            <text:p>114.3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18288" calcext:value-type="float">
            <text:p>114.3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09144" calcext:value-type="float">
            <text:p>114.3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1524" calcext:value-type="float">
            <text:p>114.3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96952" calcext:value-type="float">
            <text:p>114.29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87808" calcext:value-type="float">
            <text:p>114.28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87808" calcext:value-type="float">
            <text:p>114.28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6952" calcext:value-type="float">
            <text:p>114.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72568" calcext:value-type="float">
            <text:p>114.27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75616" calcext:value-type="float">
            <text:p>114.27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81712" calcext:value-type="float">
            <text:p>114.28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78664" calcext:value-type="float">
            <text:p>114.27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78664" calcext:value-type="float">
            <text:p>114.27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72568" calcext:value-type="float">
            <text:p>114.27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78664" calcext:value-type="float">
            <text:p>114.27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6952" calcext:value-type="float">
            <text:p>114.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6952" calcext:value-type="float">
            <text:p>114.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7328" calcext:value-type="float">
            <text:p>114.25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48184" calcext:value-type="float">
            <text:p>114.24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48184" calcext:value-type="float">
            <text:p>114.24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1232" calcext:value-type="float">
            <text:p>114.25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1232" calcext:value-type="float">
            <text:p>114.25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45136" calcext:value-type="float">
            <text:p>114.24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904" calcext:value-type="float">
            <text:p>114.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5992" calcext:value-type="float">
            <text:p>114.23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904" calcext:value-type="float">
            <text:p>114.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2944" calcext:value-type="float">
            <text:p>114.23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6848" calcext:value-type="float">
            <text:p>114.22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0752" calcext:value-type="float">
            <text:p>114.22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14656" calcext:value-type="float">
            <text:p>114.21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17704" calcext:value-type="float">
            <text:p>114.21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0752" calcext:value-type="float">
            <text:p>114.22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17704" calcext:value-type="float">
            <text:p>114.21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14656" calcext:value-type="float">
            <text:p>114.21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5512" calcext:value-type="float">
            <text:p>114.20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856" calcext:value-type="float">
            <text:p>114.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11608" calcext:value-type="float">
            <text:p>114.21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5512" calcext:value-type="float">
            <text:p>114.20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6368" calcext:value-type="float">
            <text:p>114.19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5512" calcext:value-type="float">
            <text:p>114.20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332" calcext:value-type="float">
            <text:p>114.19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84176" calcext:value-type="float">
            <text:p>114.18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87224" calcext:value-type="float">
            <text:p>114.18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87224" calcext:value-type="float">
            <text:p>114.18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808" calcext:value-type="float">
            <text:p>114.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5032" calcext:value-type="float">
            <text:p>114.17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68936" calcext:value-type="float">
            <text:p>114.16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1984" calcext:value-type="float">
            <text:p>114.17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1984" calcext:value-type="float">
            <text:p>114.17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68936" calcext:value-type="float">
            <text:p>114.16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65888" calcext:value-type="float">
            <text:p>114.16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9792" calcext:value-type="float">
            <text:p>114.15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6744" calcext:value-type="float">
            <text:p>114.15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6744" calcext:value-type="float">
            <text:p>114.15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44552" calcext:value-type="float">
            <text:p>114.14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38456" calcext:value-type="float">
            <text:p>114.13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35408" calcext:value-type="float">
            <text:p>114.13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44552" calcext:value-type="float">
            <text:p>114.14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35408" calcext:value-type="float">
            <text:p>114.13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29312" calcext:value-type="float">
            <text:p>114.12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29312" calcext:value-type="float">
            <text:p>114.12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3236" calcext:value-type="float">
            <text:p>114.13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23216" calcext:value-type="float">
            <text:p>114.12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1712" calcext:value-type="float">
            <text:p>114.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07976" calcext:value-type="float">
            <text:p>114.10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07976" calcext:value-type="float">
            <text:p>114.10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0188" calcext:value-type="float">
            <text:p>114.10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0188" calcext:value-type="float">
            <text:p>114.10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0188" calcext:value-type="float">
            <text:p>114.10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0188" calcext:value-type="float">
            <text:p>114.10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95784" calcext:value-type="float">
            <text:p>114.09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664" calcext:value-type="float">
            <text:p>114.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92736" calcext:value-type="float">
            <text:p>114.09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9688" calcext:value-type="float">
            <text:p>114.08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9688" calcext:value-type="float">
            <text:p>114.08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664" calcext:value-type="float">
            <text:p>114.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0544" calcext:value-type="float">
            <text:p>114.08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714" calcext:value-type="float">
            <text:p>114.0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62256" calcext:value-type="float">
            <text:p>114.06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616" calcext:value-type="float">
            <text:p>114.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616" calcext:value-type="float">
            <text:p>114.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65304" calcext:value-type="float">
            <text:p>114.06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616" calcext:value-type="float">
            <text:p>114.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43968" calcext:value-type="float">
            <text:p>114.04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34824" calcext:value-type="float">
            <text:p>114.03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31776" calcext:value-type="float">
            <text:p>114.03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34824" calcext:value-type="float">
            <text:p>114.03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4092" calcext:value-type="float">
            <text:p>114.04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37872" calcext:value-type="float">
            <text:p>114.03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28728" calcext:value-type="float">
            <text:p>114.02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16536" calcext:value-type="float">
            <text:p>114.01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1044" calcext:value-type="float">
            <text:p>114.01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07392" calcext:value-type="float">
            <text:p>114.00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04344" calcext:value-type="float">
            <text:p>114.00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8248" calcext:value-type="float">
            <text:p>113.99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52" calcext:value-type="float">
            <text:p>113.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89104" calcext:value-type="float">
            <text:p>113.98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86056" calcext:value-type="float">
            <text:p>113.98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7996" calcext:value-type="float">
            <text:p>113.97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83008" calcext:value-type="float">
            <text:p>113.98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7996" calcext:value-type="float">
            <text:p>113.97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70816" calcext:value-type="float">
            <text:p>113.97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55576" calcext:value-type="float">
            <text:p>113.95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6472" calcext:value-type="float">
            <text:p>113.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52528" calcext:value-type="float">
            <text:p>113.95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46432" calcext:value-type="float">
            <text:p>113.94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4948" calcext:value-type="float">
            <text:p>113.94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46432" calcext:value-type="float">
            <text:p>113.94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40336" calcext:value-type="float">
            <text:p>113.94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31192" calcext:value-type="float">
            <text:p>113.93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25096" calcext:value-type="float">
            <text:p>113.92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22048" calcext:value-type="float">
            <text:p>113.92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25096" calcext:value-type="float">
            <text:p>113.92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22048" calcext:value-type="float">
            <text:p>113.92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19" calcext:value-type="float">
            <text:p>113.9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82424" calcext:value-type="float">
            <text:p>113.88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82424" calcext:value-type="float">
            <text:p>113.88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376" calcext:value-type="float">
            <text:p>113.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91568" calcext:value-type="float">
            <text:p>113.89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9376" calcext:value-type="float">
            <text:p>113.87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82424" calcext:value-type="float">
            <text:p>113.88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8852" calcext:value-type="float">
            <text:p>113.88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85472" calcext:value-type="float">
            <text:p>113.88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9376" calcext:value-type="float">
            <text:p>113.87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0232" calcext:value-type="float">
            <text:p>113.87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67184" calcext:value-type="float">
            <text:p>113.86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61088" calcext:value-type="float">
            <text:p>113.86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5804" calcext:value-type="float">
            <text:p>113.85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45848" calcext:value-type="float">
            <text:p>113.84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428" calcext:value-type="float">
            <text:p>113.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54992" calcext:value-type="float">
            <text:p>113.85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61088" calcext:value-type="float">
            <text:p>113.86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39752" calcext:value-type="float">
            <text:p>113.83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1464" calcext:value-type="float">
            <text:p>113.82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756" calcext:value-type="float">
            <text:p>113.82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54992" calcext:value-type="float">
            <text:p>113.85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232" calcext:value-type="float">
            <text:p>113.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4032" calcext:value-type="float">
            <text:p>113.79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708" calcext:value-type="float">
            <text:p>113.79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0984" calcext:value-type="float">
            <text:p>113.79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4032" calcext:value-type="float">
            <text:p>113.79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4032" calcext:value-type="float">
            <text:p>113.79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8792" calcext:value-type="float">
            <text:p>113.77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4888" calcext:value-type="float">
            <text:p>113.78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4888" calcext:value-type="float">
            <text:p>113.78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7936" calcext:value-type="float">
            <text:p>113.78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184" calcext:value-type="float">
            <text:p>113.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5136" calcext:value-type="float">
            <text:p>113.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0564" calcext:value-type="float">
            <text:p>113.70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48312" calcext:value-type="float">
            <text:p>113.74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57456" calcext:value-type="float">
            <text:p>113.75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66" calcext:value-type="float">
            <text:p>113.7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48312" calcext:value-type="float">
            <text:p>113.74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9648" calcext:value-type="float">
            <text:p>113.76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66" calcext:value-type="float">
            <text:p>113.7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3072" calcext:value-type="float">
            <text:p>113.73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3928" calcext:value-type="float">
            <text:p>113.72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088" calcext:value-type="float">
            <text:p>113.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3928" calcext:value-type="float">
            <text:p>113.72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0024" calcext:value-type="float">
            <text:p>113.73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088" calcext:value-type="float">
            <text:p>113.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612" calcext:value-type="float">
            <text:p>113.73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6976" calcext:value-type="float">
            <text:p>113.72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612" calcext:value-type="float">
            <text:p>113.73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42216" calcext:value-type="float">
            <text:p>113.74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0564" calcext:value-type="float">
            <text:p>113.70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1256" calcext:value-type="float">
            <text:p>113.6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6016" calcext:value-type="float">
            <text:p>113.66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08688" calcext:value-type="float">
            <text:p>113.70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3448" calcext:value-type="float">
            <text:p>113.69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3824" calcext:value-type="float">
            <text:p>113.65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9064" calcext:value-type="float">
            <text:p>113.66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9064" calcext:value-type="float">
            <text:p>113.66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2112" calcext:value-type="float">
            <text:p>113.67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6872" calcext:value-type="float">
            <text:p>113.65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6872" calcext:value-type="float">
            <text:p>113.65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1256" calcext:value-type="float">
            <text:p>113.6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0776" calcext:value-type="float">
            <text:p>113.65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7728" calcext:value-type="float">
            <text:p>113.64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3824" calcext:value-type="float">
            <text:p>113.65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6872" calcext:value-type="float">
            <text:p>113.65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2968" calcext:value-type="float">
            <text:p>113.66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944" calcext:value-type="float">
            <text:p>113.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1632" calcext:value-type="float">
            <text:p>113.64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1632" calcext:value-type="float">
            <text:p>113.64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6016" calcext:value-type="float">
            <text:p>113.66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32488" calcext:value-type="float">
            <text:p>113.63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6392" calcext:value-type="float">
            <text:p>113.62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3344" calcext:value-type="float">
            <text:p>113.62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142" calcext:value-type="float">
            <text:p>113.61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6392" calcext:value-type="float">
            <text:p>113.62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0296" calcext:value-type="float">
            <text:p>113.62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6392" calcext:value-type="float">
            <text:p>113.62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02008" calcext:value-type="float">
            <text:p>113.60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17248" calcext:value-type="float">
            <text:p>113.61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0296" calcext:value-type="float">
            <text:p>113.62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142" calcext:value-type="float">
            <text:p>113.61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08104" calcext:value-type="float">
            <text:p>113.60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05056" calcext:value-type="float">
            <text:p>113.60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02008" calcext:value-type="float">
            <text:p>113.60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4576" calcext:value-type="float">
            <text:p>113.57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80672" calcext:value-type="float">
            <text:p>113.58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80672" calcext:value-type="float">
            <text:p>113.58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86768" calcext:value-type="float">
            <text:p>113.58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896" calcext:value-type="float">
            <text:p>113.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65432" calcext:value-type="float">
            <text:p>113.56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7624" calcext:value-type="float">
            <text:p>113.57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89816" calcext:value-type="float">
            <text:p>113.58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4576" calcext:value-type="float">
            <text:p>113.57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2864" calcext:value-type="float">
            <text:p>113.59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89816" calcext:value-type="float">
            <text:p>113.58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7624" calcext:value-type="float">
            <text:p>113.57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4576" calcext:value-type="float">
            <text:p>113.57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7624" calcext:value-type="float">
            <text:p>113.57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1528" calcext:value-type="float">
            <text:p>113.57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62384" calcext:value-type="float">
            <text:p>113.56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65432" calcext:value-type="float">
            <text:p>113.56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7624" calcext:value-type="float">
            <text:p>113.57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5912" calcext:value-type="float">
            <text:p>113.59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25808" calcext:value-type="float">
            <text:p>113.52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752" calcext:value-type="float">
            <text:p>113.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10568" calcext:value-type="float">
            <text:p>113.51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9336" calcext:value-type="float">
            <text:p>113.55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8" calcext:value-type="float">
            <text:p>113.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44096" calcext:value-type="float">
            <text:p>113.54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0192" calcext:value-type="float">
            <text:p>113.55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0192" calcext:value-type="float">
            <text:p>113.55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4576" calcext:value-type="float">
            <text:p>113.57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98376" calcext:value-type="float">
            <text:p>113.49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16664" calcext:value-type="float">
            <text:p>113.51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19712" calcext:value-type="float">
            <text:p>113.51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13616" calcext:value-type="float">
            <text:p>113.51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2276" calcext:value-type="float">
            <text:p>113.52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11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28856" calcext:value-type="float">
            <text:p>113.52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09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1304" calcext:value-type="float">
            <text:p>112.54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09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8448" calcext:value-type="float">
            <text:p>111.78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09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7488" calcext:value-type="float">
            <text:p>111.72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59</text:p>
          </table:table-cell>
          <table:table-cell office:value-type="string" calcext:value-type="string">
            <text:p>2009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6528" calcext:value-type="float">
            <text:p>111.66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0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31" meta:object-count="0"/>
    <meta:user-defined meta:name="AppVersion">3.0</meta:user-defined>
  </office:meta>
</office:document-meta>
</file>